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e2ea" officeooo:paragraph-rsid="001de2ea"/>
    </style:style>
    <style:style style:name="P2" style:family="paragraph" style:parent-style-name="Standard">
      <style:paragraph-properties fo:text-align="center" style:justify-single-word="false"/>
      <style:text-properties fo:color="#ff3333" fo:font-size="15pt" fo:font-weight="bold" officeooo:rsid="001de2ea" officeooo:paragraph-rsid="00208ab1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ff3333" fo:font-size="15pt" style:text-underline-style="solid" style:text-underline-width="auto" style:text-underline-color="font-color" fo:font-weight="bold" officeooo:rsid="0028c73c" officeooo:paragraph-rsid="0028c73c" style:font-size-asian="15pt" style:font-weight-asian="bold" style:font-size-complex="15pt" style:font-weight-complex="bold"/>
    </style:style>
    <style:style style:name="P4" style:family="paragraph" style:parent-style-name="Standard">
      <style:text-properties fo:color="#ff3333" fo:font-size="15pt" style:text-underline-style="none" fo:font-weight="bold" officeooo:rsid="0028c73c" officeooo:paragraph-rsid="0028c73c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rsid="0023c917" officeooo:paragraph-rsid="0023c917"/>
    </style:style>
    <style:style style:name="P6" style:family="paragraph" style:parent-style-name="Standard">
      <style:text-properties officeooo:rsid="00253ba1" officeooo:paragraph-rsid="00253ba1"/>
    </style:style>
    <style:style style:name="P7" style:family="paragraph" style:parent-style-name="Standard">
      <style:text-properties officeooo:rsid="00253ba1" officeooo:paragraph-rsid="0025434b"/>
    </style:style>
    <style:style style:name="P8" style:family="paragraph" style:parent-style-name="Standard">
      <style:text-properties officeooo:rsid="00253ba1" officeooo:paragraph-rsid="0026f368"/>
    </style:style>
    <style:style style:name="P9" style:family="paragraph" style:parent-style-name="Standard">
      <style:text-properties officeooo:rsid="00253ba1" officeooo:paragraph-rsid="002aae39"/>
    </style:style>
    <style:style style:name="P10" style:family="paragraph" style:parent-style-name="Standard">
      <style:text-properties officeooo:rsid="00253ba1" officeooo:paragraph-rsid="002db04f"/>
    </style:style>
    <style:style style:name="P11" style:family="paragraph" style:parent-style-name="Standard">
      <style:text-properties officeooo:rsid="0025434b" officeooo:paragraph-rsid="0025434b"/>
    </style:style>
    <style:style style:name="P12" style:family="paragraph" style:parent-style-name="Standard">
      <style:text-properties officeooo:rsid="0025434b" officeooo:paragraph-rsid="002afc53"/>
    </style:style>
    <style:style style:name="P13" style:family="paragraph" style:parent-style-name="Standard">
      <style:text-properties officeooo:rsid="0025434b" officeooo:paragraph-rsid="002cc0d5"/>
    </style:style>
    <style:style style:name="P14" style:family="paragraph" style:parent-style-name="Standard">
      <style:text-properties officeooo:rsid="0025434b" officeooo:paragraph-rsid="002d3611"/>
    </style:style>
    <style:style style:name="P15" style:family="paragraph" style:parent-style-name="Standard">
      <style:text-properties officeooo:rsid="0026f368" officeooo:paragraph-rsid="0026f368"/>
    </style:style>
    <style:style style:name="P16" style:family="paragraph" style:parent-style-name="Standard">
      <style:text-properties fo:color="#000000" fo:font-size="15pt" style:text-underline-style="none" fo:font-weight="bold" officeooo:rsid="0028c73c" officeooo:paragraph-rsid="0028c73c" style:font-size-asian="15pt" style:font-weight-asian="bold" style:font-size-complex="15pt" style:font-weight-complex="bold"/>
    </style:style>
    <style:style style:name="P17" style:family="paragraph" style:parent-style-name="Standard">
      <style:text-properties officeooo:rsid="002aae39" officeooo:paragraph-rsid="002aae39"/>
    </style:style>
    <style:style style:name="P18" style:family="paragraph" style:parent-style-name="Standard">
      <style:text-properties officeooo:rsid="002aae39" officeooo:paragraph-rsid="002db04f"/>
    </style:style>
    <style:style style:name="P19" style:family="paragraph" style:parent-style-name="Standard">
      <style:text-properties officeooo:rsid="002cc0d5" officeooo:paragraph-rsid="002cc0d5"/>
    </style:style>
    <style:style style:name="P20" style:family="paragraph" style:parent-style-name="Standard">
      <style:text-properties officeooo:rsid="002d3611" officeooo:paragraph-rsid="002d3611"/>
    </style:style>
    <style:style style:name="P21" style:family="paragraph" style:parent-style-name="Standard">
      <style:text-properties fo:color="#3333ff" fo:font-size="15pt" style:text-underline-style="none" fo:font-weight="bold" officeooo:rsid="0028c73c" officeooo:paragraph-rsid="0028c73c" style:font-size-asian="15pt" style:font-weight-asian="bold" style:font-size-complex="15pt" style:font-weight-complex="bold"/>
    </style:style>
    <style:style style:name="P22" style:family="paragraph" style:parent-style-name="Standard">
      <style:text-properties fo:color="#3333ff" fo:font-size="15pt" style:text-underline-style="solid" style:text-underline-width="auto" style:text-underline-color="font-color" fo:font-weight="bold" officeooo:rsid="0028c73c" officeooo:paragraph-rsid="0028c73c" style:font-size-asian="15pt" style:font-weight-asian="bold" style:font-size-complex="15pt" style:font-weight-complex="bold"/>
    </style:style>
    <style:style style:name="P23" style:family="paragraph" style:parent-style-name="Standard">
      <style:text-properties officeooo:rsid="0025434b" officeooo:paragraph-rsid="0025434b"/>
    </style:style>
    <style:style style:name="P24" style:family="paragraph" style:parent-style-name="Standard">
      <style:text-properties officeooo:rsid="0025434b" officeooo:paragraph-rsid="002db04f"/>
    </style:style>
    <style:style style:name="P25" style:family="paragraph" style:parent-style-name="Standard">
      <style:text-properties officeooo:rsid="0025434b" officeooo:paragraph-rsid="002afc53"/>
    </style:style>
    <style:style style:name="P26" style:family="paragraph" style:parent-style-name="Standard">
      <style:text-properties officeooo:rsid="0025434b" officeooo:paragraph-rsid="002cc0d5"/>
    </style:style>
    <style:style style:name="P27" style:family="paragraph" style:parent-style-name="Standard">
      <style:text-properties officeooo:rsid="0026f368" officeooo:paragraph-rsid="0026f368"/>
    </style:style>
    <style:style style:name="P28" style:family="paragraph" style:parent-style-name="Standard">
      <style:text-properties officeooo:rsid="0026f368" officeooo:paragraph-rsid="002db04f"/>
    </style:style>
    <style:style style:name="P29" style:family="paragraph" style:parent-style-name="Standard">
      <style:text-properties officeooo:rsid="00253ba1" officeooo:paragraph-rsid="00253ba1"/>
    </style:style>
    <style:style style:name="P30" style:family="paragraph" style:parent-style-name="Standard">
      <style:text-properties officeooo:rsid="00253ba1" officeooo:paragraph-rsid="00339eac"/>
    </style:style>
    <style:style style:name="T1" style:family="text">
      <style:text-properties officeooo:rsid="0025434b"/>
    </style:style>
    <style:style style:name="T2" style:family="text">
      <style:text-properties officeooo:rsid="0026f368"/>
    </style:style>
    <style:style style:name="T3" style:family="text">
      <style:text-properties officeooo:rsid="002aae39"/>
    </style:style>
    <style:style style:name="T4" style:family="text">
      <style:text-properties officeooo:rsid="002afc53"/>
    </style:style>
    <style:style style:name="T5" style:family="text">
      <style:text-properties officeooo:rsid="002cc0d5"/>
    </style:style>
    <style:style style:name="T6" style:family="text">
      <style:text-properties officeooo:rsid="002d3611"/>
    </style:style>
    <style:style style:name="T7" style:family="text">
      <style:text-properties officeooo:rsid="00311f52"/>
    </style:style>
    <style:style style:name="T8" style:family="text">
      <style:text-properties officeooo:rsid="00327ce6"/>
    </style:style>
    <style:style style:name="T9" style:family="text">
      <style:text-properties officeooo:rsid="00339eac"/>
    </style:style>
    <style:style style:name="T10" style:family="text">
      <style:text-properties officeooo:rsid="00357d35"/>
    </style:style>
    <style:style style:name="T11" style:family="text">
      <style:text-properties officeooo:rsid="00365e5d"/>
    </style:style>
    <style:style style:name="T12" style:family="text">
      <style:text-properties officeooo:rsid="0038317c"/>
    </style:style>
    <style:style style:name="T13" style:family="text">
      <style:text-properties officeooo:rsid="003b2f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unctions</text:p>
      <text:p text:style-name="P1">___________________________________________________________________________________</text:p>
      <text:p text:style-name="P1"/>
      <text:p text:style-name="Standard"/>
      <text:p text:style-name="P5">1)<text:tab/>int main() </text:p>
      <text:p text:style-name="P5"><text:tab/>{ </text:p>
      <text:p text:style-name="P5"><text:tab/> <text:s text:c="3"/>int fun(); </text:p>
      <text:p text:style-name="P5"><text:tab/> <text:s text:c="3"/>int i; </text:p>
      <text:p text:style-name="P5"><text:tab/> <text:s text:c="3"/>i = fun(); </text:p>
      <text:p text:style-name="P5"><text:tab/> <text:s text:c="3"/>printf("%d\n", i); </text:p>
      <text:p text:style-name="P5"><text:tab/> <text:s text:c="3"/>return 0; </text:p>
      <text:p text:style-name="P5"><text:tab/>} </text:p>
      <text:p text:style-name="P5"><text:tab/>int fun() </text:p>
      <text:p text:style-name="P5"><text:tab/>{ </text:p>
      <text:p text:style-name="P5"><text:tab/> <text:s text:c="3"/>printf("hihello\n"); </text:p>
      <text:p text:style-name="P5"><text:tab/>}</text:p>
      <text:p text:style-name="P5"/>
      <text:p text:style-name="P6">2)<text:tab/>void fun(int*, int*); </text:p>
      <text:p text:style-name="P6"><text:tab/>int main() </text:p>
      <text:p text:style-name="P6"><text:tab/>{ </text:p>
      <text:p text:style-name="P6"><text:tab/> <text:s text:c="3"/>int i=5, j=2; </text:p>
      <text:p text:style-name="P6"><text:tab/> <text:s text:c="3"/>fun(&amp;i, &amp;j); </text:p>
      <text:p text:style-name="P6"><text:tab/> <text:s text:c="3"/>printf("%d, %d", i, j); </text:p>
      <text:p text:style-name="P6"><text:tab/> <text:s text:c="3"/>return 0; </text:p>
      <text:p text:style-name="P6"><text:tab/>} </text:p>
      <text:p text:style-name="P6"><text:tab/>void fun(int *i, int *j) </text:p>
      <text:p text:style-name="P6"><text:tab/>{ </text:p>
      <text:p text:style-name="P6"><text:tab/> <text:s text:c="3"/>*i = *i**i; </text:p>
      <text:p text:style-name="P6"><text:tab/> <text:s text:c="3"/>*j = *j**j; </text:p>
      <text:p text:style-name="P6"><text:tab/>}</text:p>
      <text:p text:style-name="P6"/>
      <text:p text:style-name="P6">3)<text:tab/>int i; </text:p>
      <text:p text:style-name="P6"><text:tab/>int fun(); </text:p>
      <text:p text:style-name="P6"><text:tab/>int main() </text:p>
      <text:p text:style-name="P6"><text:tab/>{ </text:p>
      <text:p text:style-name="P6"><text:tab/> <text:s text:c="3"/>while(i) </text:p>
      <text:p text:style-name="P6"><text:tab/> <text:s text:c="3"/>{ </text:p>
      <text:p text:style-name="P6"><text:tab/><text:tab/>fun(); </text:p>
      <text:p text:style-name="P6"><text:tab/><text:tab/>main(); </text:p>
      <text:p text:style-name="P6"><text:tab/> <text:s text:c="3"/>} </text:p>
      <text:p text:style-name="P6"><text:tab/> <text:s text:c="3"/>printf("Hello\n"); </text:p>
      <text:p text:style-name="P6"><text:tab/> <text:s text:c="3"/>return 0; </text:p>
      <text:p text:style-name="P6"><text:tab/>} </text:p>
      <text:p text:style-name="P6"><text:tab/>int fun() </text:p>
      <text:p text:style-name="P6"><text:tab/>{ </text:p>
      <text:p text:style-name="P6"><text:tab/> <text:s text:c="3"/>printf("Hi"); </text:p>
      <text:p text:style-name="P6"><text:tab/>}</text:p>
      <text:p text:style-name="P6"/>
      <text:p text:style-name="P6"><text:soft-page-break/>4)<text:tab/>int reverse(int); </text:p>
      <text:p text:style-name="P6"><text:tab/>int main() </text:p>
      <text:p text:style-name="P6"><text:tab/>{ </text:p>
      <text:p text:style-name="P6"><text:tab/> <text:s text:c="3"/>int no=<text:span text:style-name="T7">4</text:span>,<text:span text:style-name="T7">res</text:span>; </text:p>
      <text:p text:style-name="P6"><text:tab/> <text:s text:c="3"/><text:span text:style-name="T7">res=</text:span>reverse(no);</text:p>
      <text:p text:style-name="P6"><text:tab/> <text:s text:c="3"/><text:span text:style-name="T7">printf(“res=%d\n”,res)</text:span></text:p>
      <text:p text:style-name="P6"><text:tab/> </text:p>
      <text:p text:style-name="P6"><text:tab/>} </text:p>
      <text:p text:style-name="P6"><text:tab/>int reverse(int no) </text:p>
      <text:p text:style-name="P6"><text:tab/>{ </text:p>
      <text:p text:style-name="P6"><text:tab/> <text:s text:c="3"/>if(no == 0) </text:p>
      <text:p text:style-name="P6"><text:tab/><text:tab/>return 0; </text:p>
      <text:p text:style-name="P6"><text:tab/> <text:s text:c="3"/>else </text:p>
      <text:p text:style-name="P6"><text:tab/><text:tab/> <text:span text:style-name="T7">return 90</text:span>; </text:p>
      <text:p text:style-name="P6"><text:tab/>}</text:p>
      <text:p text:style-name="P6"/>
      <text:p text:style-name="P6">5)<text:tab/>void fun(int); </text:p>
      <text:p text:style-name="P6"><text:tab/>int main() </text:p>
      <text:p text:style-name="P6"><text:tab/>{ </text:p>
      <text:p text:style-name="P6"><text:tab/> <text:s text:c="3"/>int a=3; </text:p>
      <text:p text:style-name="P6"><text:tab/> <text:s text:c="3"/>fun(a); </text:p>
      <text:p text:style-name="P6"><text:tab/> <text:s text:c="3"/>return 0; </text:p>
      <text:p text:style-name="P6"><text:tab/>} </text:p>
      <text:p text:style-name="P6"><text:tab/>void fun(int n) </text:p>
      <text:p text:style-name="P6"><text:tab/>{ </text:p>
      <text:p text:style-name="P6"><text:tab/> <text:s text:c="3"/>if(n &gt; 0) </text:p>
      <text:p text:style-name="P6"><text:tab/> <text:s text:c="3"/>{ </text:p>
      <text:p text:style-name="P6"><text:tab/><text:tab/>printf("%d,", n); </text:p>
      <text:p text:style-name="P6"><text:tab/> <text:s text:c="3"/>} </text:p>
      <text:p text:style-name="P6"><text:tab/> <text:s text:c="3"/><text:span text:style-name="T8">else</text:span></text:p>
      <text:p text:style-name="P6"><text:tab/><text:tab/><text:span text:style-name="T8">return 900;</text:span></text:p>
      <text:p text:style-name="P6"><text:tab/>} </text:p>
      <text:p text:style-name="P9"><text:tab/><text:tab/> 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6)<text:tab/>int sumdig(int); </text:p>
      <text:p text:style-name="P6"><text:tab/>int main() </text:p>
      <text:p text:style-name="P6"><text:tab/>{ </text:p>
      <text:p text:style-name="P6"><text:tab/> <text:s text:c="3"/>int a, b; </text:p>
      <text:p text:style-name="P6"><text:tab/> <text:s text:c="3"/>a = sumdig(123); </text:p>
      <text:p text:style-name="P6"><text:tab/> <text:s text:c="3"/>b = sumdig(123); </text:p>
      <text:p text:style-name="P6"><text:tab/> <text:s text:c="3"/>printf("%d, %d\n", a, b); </text:p>
      <text:p text:style-name="P6"><text:tab/> <text:s text:c="3"/>return 0; </text:p>
      <text:p text:style-name="P6"><text:tab/>} </text:p>
      <text:p text:style-name="P6"><text:tab/>int sumdig(int n) </text:p>
      <text:p text:style-name="P6"><text:tab/>{ </text:p>
      <text:p text:style-name="P6"><text:tab/> <text:s text:c="3"/>int s, d; </text:p>
      <text:p text:style-name="P6"><text:tab/> <text:s text:c="3"/>if(n!=0) </text:p>
      <text:p text:style-name="P6"><text:tab/> <text:s text:c="3"/>{ </text:p>
      <text:p text:style-name="P6"><text:tab/><text:tab/>d = n%10; </text:p>
      <text:p text:style-name="P6"><text:tab/><text:tab/>n = n/10; </text:p>
      <text:p text:style-name="P6"><text:tab/><text:tab/>s = d+sumdig(n); </text:p>
      <text:p text:style-name="P6"><text:tab/> <text:s text:c="3"/>} </text:p>
      <text:p text:style-name="P6"><text:tab/> <text:s text:c="3"/>else </text:p>
      <text:p text:style-name="P6"><text:tab/><text:tab/>return 0; </text:p>
      <text:p text:style-name="P6"><text:tab/>}</text:p>
      <text:p text:style-name="P6"/>
      <text:p text:style-name="P6">7)<text:tab/>int main() </text:p>
      <text:p text:style-name="P6"><text:tab/>{ </text:p>
      <text:p text:style-name="P6"><text:tab/> <text:s text:c="3"/>void fun(char*); </text:p>
      <text:p text:style-name="P6"><text:tab/> <text:s text:c="3"/>char a[100]; </text:p>
      <text:p text:style-name="P6"><text:tab/> <text:s text:c="3"/>a[0] = 'A'; a[1] = 'B'; </text:p>
      <text:p text:style-name="P6"><text:tab/> <text:s text:c="3"/>a[2] = 'C'; a[3] = 'D'; </text:p>
      <text:p text:style-name="P6"><text:tab/> <text:s text:c="3"/>fun(&amp;a[0]); </text:p>
      <text:p text:style-name="P6"><text:tab/> <text:s text:c="3"/>return 0; </text:p>
      <text:p text:style-name="P6"><text:tab/>} </text:p>
      <text:p text:style-name="P6"><text:tab/>void fun(char *a) </text:p>
      <text:p text:style-name="P6"><text:tab/>{ </text:p>
      <text:p text:style-name="P6"><text:tab/> <text:s text:c="3"/>a++; </text:p>
      <text:p text:style-name="P6"><text:tab/> <text:s text:c="3"/>printf("%c", *a); </text:p>
      <text:p text:style-name="P6"><text:tab/> <text:s text:c="3"/>a++; </text:p>
      <text:p text:style-name="P6"><text:tab/> <text:s text:c="3"/>printf("%c", *a); </text:p>
      <text:p text:style-name="P6"><text:tab/>}</text:p>
      <text:p text:style-name="P6">8)<text:tab/>int main() </text:p>
      <text:p text:style-name="P6"><text:tab/>{ </text:p>
      <text:p text:style-name="P6"><text:tab/> <text:s text:c="3"/>int fun(int); </text:p>
      <text:p text:style-name="P6"><text:tab/> <text:s text:c="3"/>int i = fun(10); </text:p>
      <text:p text:style-name="P6"><text:tab/> <text:s text:c="3"/>printf("%d\n", --i); </text:p>
      <text:p text:style-name="P6"><text:tab/> <text:s text:c="3"/>return 0; </text:p>
      <text:p text:style-name="P6"><text:tab/>} </text:p>
      <text:p text:style-name="P6"><text:tab/>int fun(int i) </text:p>
      <text:p text:style-name="P6"><text:tab/>{ </text:p>
      <text:p text:style-name="P6"><text:tab/> <text:s text:c="2"/>return (i++); </text:p>
      <text:p text:style-name="P6"><text:tab/>}</text:p>
      <text:p text:style-name="P6"><text:soft-page-break/></text:p>
      <text:p text:style-name="P6">9)<text:tab/>int check (int, int); </text:p>
      <text:p text:style-name="P6"><text:tab/>int main() </text:p>
      <text:p text:style-name="P6"><text:tab/>{ </text:p>
      <text:p text:style-name="P6"><text:tab/> <text:s text:c="3"/>int c; </text:p>
      <text:p text:style-name="P6"><text:tab/> <text:s text:c="3"/>c = check(10, 20); </text:p>
      <text:p text:style-name="P6"><text:tab/> <text:s text:c="3"/>printf("c=%d\n", c); </text:p>
      <text:p text:style-name="P6"><text:tab/> <text:s text:c="3"/>return 0; </text:p>
      <text:p text:style-name="P6"><text:tab/>} </text:p>
      <text:p text:style-name="P6"><text:tab/>int check(int i, int j) </text:p>
      <text:p text:style-name="P6"><text:tab/>{ </text:p>
      <text:p text:style-name="P6"><text:tab/> <text:s text:c="3"/>int *p, *q; </text:p>
      <text:p text:style-name="P6"><text:tab/> <text:s text:c="3"/>p=&amp;i; </text:p>
      <text:p text:style-name="P6"><text:tab/> <text:s text:c="3"/>q=&amp;j; </text:p>
      <text:p text:style-name="P6"><text:tab/> <text:s text:c="3"/>i&gt;=45 ? (*p): (*q); </text:p>
      <text:p text:style-name="P6"><text:tab/>}</text:p>
      <text:p text:style-name="P6"/>
      <text:p text:style-name="P6">10) <text:tab/>#include&lt;stdio.h&gt; </text:p>
      <text:p text:style-name="P6"><text:tab/>int fun(int, int); </text:p>
      <text:p text:style-name="P6"/>
      <text:p text:style-name="P6"><text:tab/>int main() </text:p>
      <text:p text:style-name="P6"><text:tab/>{ </text:p>
      <text:p text:style-name="P6"><text:tab/> <text:s text:c="3"/>printf("%d\n",fun(6, 6)); </text:p>
      <text:p text:style-name="P6"><text:tab/> <text:s text:c="3"/>return 0; </text:p>
      <text:p text:style-name="P6"><text:tab/>} </text:p>
      <text:p text:style-name="P6"><text:tab/>int fun(int a, int b) </text:p>
      <text:p text:style-name="P6"><text:tab/>{ </text:p>
      <text:p text:style-name="P6"><text:tab/> <text:s text:c="2"/>return (a==b); </text:p>
      <text:p text:style-name="P6"><text:tab/>}</text:p>
      <text:p text:style-name="P6"/>
      <text:p text:style-name="P6">11)<text:tab/>int main() </text:p>
      <text:p text:style-name="P6"><text:tab/>{ </text:p>
      <text:p text:style-name="P6"><text:tab/> <text:s text:c="3"/>int i=1; </text:p>
      <text:p text:style-name="P6"><text:tab/> <text:s text:c="3"/>if(!i) </text:p>
      <text:p text:style-name="P6"><text:tab/><text:tab/>printf("ashok"); </text:p>
      <text:p text:style-name="P6"><text:tab/> <text:s text:c="3"/>else </text:p>
      <text:p text:style-name="P6"><text:tab/> <text:s text:c="3"/>{ </text:p>
      <text:p text:style-name="P6"><text:tab/><text:tab/>i=0; </text:p>
      <text:p text:style-name="P6"><text:tab/><text:tab/>printf("chennai"); </text:p>
      <text:p text:style-name="P6"><text:tab/><text:tab/>main(); </text:p>
      <text:p text:style-name="P6"><text:tab/> <text:s text:c="3"/>} </text:p>
      <text:p text:style-name="P6"><text:tab/> <text:s text:c="3"/>return 0; </text:p>
      <text:p text:style-name="P6"><text:tab/>}</text:p>
      <text:p text:style-name="P6"/>
      <text:p text:style-name="P6"/>
      <text:p text:style-name="P6"/>
      <text:p text:style-name="P6"/>
      <text:p text:style-name="P6"/>
      <text:p text:style-name="P6"><text:line-break/><text:soft-page-break/>12)<text:tab/>int addmult(int ii, int jj) </text:p>
      <text:p text:style-name="P6"><text:tab/>{ </text:p>
      <text:p text:style-name="P6"><text:tab/> <text:s text:c="3"/>int kk, ll; </text:p>
      <text:p text:style-name="P6"><text:tab/> <text:s text:c="3"/>kk = ii + jj; </text:p>
      <text:p text:style-name="P6"><text:tab/> <text:s text:c="3"/>ll = ii * jj; </text:p>
      <text:p text:style-name="P6"><text:tab/> <text:s text:c="3"/>return (kk, ll); </text:p>
      <text:p text:style-name="P6"><text:tab/>} </text:p>
      <text:p text:style-name="P6"/>
      <text:p text:style-name="P6"><text:tab/>int main() </text:p>
      <text:p text:style-name="P6"><text:tab/>{ </text:p>
      <text:p text:style-name="P6"><text:tab/> <text:s text:c="3"/>int i=3, j=4, k, l; </text:p>
      <text:p text:style-name="P6"><text:tab/> <text:s text:c="3"/>k = addmult(i, j); </text:p>
      <text:p text:style-name="P6"><text:tab/> <text:s text:c="3"/>l = addmult(i, j); </text:p>
      <text:p text:style-name="P6"><text:tab/> <text:s text:c="3"/>printf("%d %d\n", k, l); </text:p>
      <text:p text:style-name="P6"><text:tab/> <text:s text:c="3"/>return 0; </text:p>
      <text:p text:style-name="P9"><text:tab/>}</text:p>
      <text:p text:style-name="P9"/>
      <text:p text:style-name="P9">13)<text:tab/>#include&lt;stdio.h&gt; </text:p>
      <text:p text:style-name="P6"><text:tab/>int i; </text:p>
      <text:p text:style-name="P6"><text:tab/>int fun1(int); </text:p>
      <text:p text:style-name="P6"><text:tab/>int fun2(int); </text:p>
      <text:p text:style-name="P6"><text:tab/>int main() </text:p>
      <text:p text:style-name="P6"><text:tab/>{ </text:p>
      <text:p text:style-name="P6"><text:tab/> <text:s text:c="3"/>int j; </text:p>
      <text:p text:style-name="P6"><text:tab/> <text:s text:c="3"/>int i=3; </text:p>
      <text:p text:style-name="P6"><text:tab/> <text:s text:c="3"/>fun1(i); </text:p>
      <text:p text:style-name="P6"><text:tab/> <text:s text:c="3"/>printf("%d,", i); </text:p>
      <text:p text:style-name="P6"><text:tab/> <text:s text:c="3"/>fun2(i); </text:p>
      <text:p text:style-name="P6"><text:tab/> <text:s text:c="3"/>printf("%d", i); </text:p>
      <text:p text:style-name="P6"><text:tab/> <text:s text:c="3"/>return 0; </text:p>
      <text:p text:style-name="P6"><text:tab/>} </text:p>
      <text:p text:style-name="P6"><text:tab/>int fun1(int j) </text:p>
      <text:p text:style-name="P6"><text:tab/>{ </text:p>
      <text:p text:style-name="P6"><text:tab/> <text:s text:c="3"/>printf("%d,", ++j); </text:p>
      <text:p text:style-name="P6"><text:tab/> <text:s text:c="3"/>return 0; </text:p>
      <text:p text:style-name="P6"><text:tab/>} </text:p>
      <text:p text:style-name="P6"><text:tab/>int fun2(int i) </text:p>
      <text:p text:style-name="P6"><text:tab/>{ </text:p>
      <text:p text:style-name="P6"><text:tab/> <text:s text:c="3"/>printf("%d,", ++i); </text:p>
      <text:p text:style-name="P6"><text:tab/> <text:s text:c="3"/>return 0; </text:p>
      <text:p text:style-name="P6"><text:tab/>} </text:p>
      <text:p text:style-name="P6"><text:tab/>int j=1;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14)<text:tab/>int func1(int); </text:p>
      <text:p text:style-name="P6"><text:tab/>int main() </text:p>
      <text:p text:style-name="P6"><text:tab/>{ </text:p>
      <text:p text:style-name="P6"><text:tab/> <text:s text:c="3"/>int k=35; </text:p>
      <text:p text:style-name="P6"><text:tab/> <text:s text:c="3"/>k = func1(k=func1(k=func1(k))); </text:p>
      <text:p text:style-name="P6"><text:tab/> <text:s text:c="3"/>printf("k=%d\n", k); </text:p>
      <text:p text:style-name="P6"><text:tab/> <text:s text:c="3"/>return 0; </text:p>
      <text:p text:style-name="P6"><text:tab/>} </text:p>
      <text:p text:style-name="P6"><text:tab/>int func1(int k) </text:p>
      <text:p text:style-name="P6"><text:tab/>{ </text:p>
      <text:p text:style-name="P6"><text:tab/> <text:s text:c="3"/>k++; </text:p>
      <text:p text:style-name="P6"><text:tab/> <text:s text:c="3"/>return k; </text:p>
      <text:p text:style-name="P6"><text:tab/>}</text:p>
      <text:p text:style-name="P6"/>
      <text:p text:style-name="P6">15)<text:tab/>int addmult(int ii, int jj) </text:p>
      <text:p text:style-name="P6"><text:tab/>{ </text:p>
      <text:p text:style-name="P6"><text:tab/> <text:s text:c="3"/>int kk, ll; </text:p>
      <text:p text:style-name="P6"><text:tab/> <text:s text:c="3"/>kk = ii + jj; </text:p>
      <text:p text:style-name="P6"><text:tab/> <text:s text:c="3"/>ll = ii * jj; </text:p>
      <text:p text:style-name="P6"><text:tab/> <text:s text:c="3"/>return (kk, ll); </text:p>
      <text:p text:style-name="P6"><text:tab/>} </text:p>
      <text:p text:style-name="P6"><text:tab/>int main() </text:p>
      <text:p text:style-name="P9"><text:tab/>{ </text:p>
      <text:p text:style-name="P6"><text:tab/> <text:s text:c="3"/>int i=3, j=4, k, l; </text:p>
      <text:p text:style-name="P6"><text:tab/> <text:s text:c="3"/>k = addmult(i, j); </text:p>
      <text:p text:style-name="P6"><text:tab/> <text:s text:c="3"/>l = addmult(i, j); </text:p>
      <text:p text:style-name="P6"><text:tab/> <text:s text:c="3"/>printf("%d, %d\n", k*k, l*l); </text:p>
      <text:p text:style-name="P6"><text:tab/> <text:s text:c="3"/>return 0; </text:p>
      <text:p text:style-name="P6"><text:tab/>}</text:p>
      <text:p text:style-name="P6"/>
      <text:p text:style-name="P6">16)<text:tab/>int check(int); </text:p>
      <text:p text:style-name="P6"><text:tab/>int main() </text:p>
      <text:p text:style-name="P6"><text:tab/>{ </text:p>
      <text:p text:style-name="P6"><text:tab/> <text:s text:c="3"/>int i=45, c; </text:p>
      <text:p text:style-name="P6"><text:tab/> <text:s text:c="3"/>c = check(i); </text:p>
      <text:p text:style-name="P6"><text:tab/> <text:s text:c="3"/>printf("%d\n", c); </text:p>
      <text:p text:style-name="P6"><text:tab/> <text:s text:c="3"/>return 0; </text:p>
      <text:p text:style-name="P6"><text:tab/>} </text:p>
      <text:p text:style-name="P6"><text:tab/>int check(int ch) </text:p>
      <text:p text:style-name="P6"><text:tab/>{ </text:p>
      <text:p text:style-name="P6"><text:tab/> <text:s text:c="3"/>if(ch &gt;= 45) </text:p>
      <text:p text:style-name="P6"><text:tab/><text:tab/>return 100; </text:p>
      <text:p text:style-name="P6"><text:tab/> <text:s text:c="3"/>else </text:p>
      <text:p text:style-name="P6"><text:tab/><text:tab/>return 10; </text:p>
      <text:p text:style-name="P6"><text:tab/>}</text:p>
      <text:p text:style-name="P6"/>
      <text:p text:style-name="P6"/>
      <text:p text:style-name="P6"/>
      <text:p text:style-name="P6"/>
      <text:p text:style-name="P6"><text:soft-page-break/>17)<text:tab/>int fun(int i) </text:p>
      <text:p text:style-name="P6"><text:tab/>{ </text:p>
      <text:p text:style-name="P6"><text:tab/> <text:s text:c="3"/>i++; </text:p>
      <text:p text:style-name="P6"><text:tab/> <text:s text:c="3"/>return i; </text:p>
      <text:p text:style-name="P6"><text:tab/>} </text:p>
      <text:p text:style-name="P6"><text:tab/>int main() </text:p>
      <text:p text:style-name="P6"><text:tab/>{ </text:p>
      <text:p text:style-name="P6"><text:tab/> <text:s text:c="3"/>int fun(int); </text:p>
      <text:p text:style-name="P6"><text:tab/> <text:s text:c="3"/>int i=3; </text:p>
      <text:p text:style-name="P6"><text:tab/> <text:s text:c="3"/>fun(i=fun(fun(i))); </text:p>
      <text:p text:style-name="P6"><text:tab/> <text:s text:c="3"/>printf("%d\n", i); </text:p>
      <text:p text:style-name="P6"><text:tab/> <text:s text:c="3"/>return 0; </text:p>
      <text:p text:style-name="P6"><text:tab/>}</text:p>
      <text:p text:style-name="P6"/>
      <text:p text:style-name="P6"/>
      <text:p text:style-name="P6">18)<text:tab/>int fun(int); </text:p>
      <text:p text:style-name="P6"><text:tab/>int main() </text:p>
      <text:p text:style-name="P6"><text:tab/>{ </text:p>
      <text:p text:style-name="P6"><text:tab/> <text:s text:c="3"/>float k=3; </text:p>
      <text:p text:style-name="P6"><text:tab/> <text:s text:c="3"/>fun(k=fun(fun(k))); </text:p>
      <text:p text:style-name="P6"><text:tab/> <text:s text:c="3"/>printf("%f\n", k); </text:p>
      <text:p text:style-name="P6"><text:tab/> <text:s text:c="3"/>return 0; </text:p>
      <text:p text:style-name="P6"><text:tab/>} </text:p>
      <text:p text:style-name="P6"><text:tab/>int fun(int i) </text:p>
      <text:p text:style-name="P6"><text:tab/>{ </text:p>
      <text:p text:style-name="P6"><text:tab/> <text:s text:c="3"/>i++; </text:p>
      <text:p text:style-name="P6"><text:tab/> <text:s text:c="3"/>return i; </text:p>
      <text:p text:style-name="P6"><text:tab/>}</text:p>
      <text:p text:style-name="P6"/>
      <text:p text:style-name="P6">19)<text:tab/>int main() </text:p>
      <text:p text:style-name="P6"><text:tab/>{ </text:p>
      <text:p text:style-name="P6"><text:tab/> <text:s text:c="3"/>int i=0; </text:p>
      <text:p text:style-name="P6"><text:tab/> <text:s text:c="3"/>i++; </text:p>
      <text:p text:style-name="P6"><text:tab/> <text:s text:c="3"/>if(i&lt;=5) </text:p>
      <text:p text:style-name="P6"><text:tab/> <text:s text:c="3"/>{ </text:p>
      <text:p text:style-name="P6"><text:tab/><text:tab/>printf("Functions"); </text:p>
      <text:p text:style-name="P6"><text:tab/><text:tab/>exit(1); </text:p>
      <text:p text:style-name="P6"><text:tab/><text:tab/>main(); </text:p>
      <text:p text:style-name="P6"><text:tab/> <text:s text:c="3"/>} </text:p>
      <text:p text:style-name="P6"><text:tab/> <text:s text:c="3"/>return 0; </text:p>
      <text:p text:style-name="P6"><text:tab/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20)<text:tab/>int f(int a) </text:p>
      <text:p text:style-name="P6"><text:tab/>{ </text:p>
      <text:p text:style-name="P6"><text:tab/> <text:s/>a &gt; 20? return(10): return(20); </text:p>
      <text:p text:style-name="P6"><text:tab/>} </text:p>
      <text:p text:style-name="P6"><text:tab/>int main() </text:p>
      <text:p text:style-name="P6"><text:tab/>{ </text:p>
      <text:p text:style-name="P6"><text:tab/> <text:s text:c="3"/>int f(int); </text:p>
      <text:p text:style-name="P6"><text:tab/> <text:s text:c="3"/>int b; </text:p>
      <text:p text:style-name="P6"><text:tab/> <text:s text:c="3"/>b = f(20); </text:p>
      <text:p text:style-name="P6"><text:tab/> <text:s text:c="3"/>printf("%d\n", b); </text:p>
      <text:p text:style-name="P6"><text:tab/> <text:s text:c="3"/>return 0; </text:p>
      <text:p text:style-name="P6"><text:tab/>}</text:p>
      <text:p text:style-name="P6"/>
      <text:p text:style-name="P6">21)<text:tab/>int main() </text:p>
      <text:p text:style-name="P6"><text:tab/>{ </text:p>
      <text:p text:style-name="P6"><text:tab/> <text:s text:c="3"/>int a=10; </text:p>
      <text:p text:style-name="P6"><text:tab/> <text:s text:c="3"/>void f(); </text:p>
      <text:p text:style-name="P6"><text:tab/> <text:s text:c="3"/>a = f(); </text:p>
      <text:p text:style-name="P6"><text:tab/> <text:s text:c="3"/>printf("%d\n", a); </text:p>
      <text:p text:style-name="P6"><text:tab/> <text:s text:c="3"/>return 0; </text:p>
      <text:p text:style-name="P6"><text:tab/>} </text:p>
      <text:p text:style-name="P6"><text:tab/>void f() </text:p>
      <text:p text:style-name="P6"><text:tab/>{ </text:p>
      <text:p text:style-name="P6"><text:tab/> <text:s text:c="3"/>printf("Hi"); </text:p>
      <text:p text:style-name="P6"><text:tab/>}</text:p>
      <text:p text:style-name="P6"/>
      <text:p text:style-name="P6">22)<text:tab/>int main() </text:p>
      <text:p text:style-name="P6"><text:tab/>{ </text:p>
      <text:p text:style-name="P6"><text:tab/> <text:s text:c="3"/>printf("%p\n", main()); </text:p>
      <text:p text:style-name="P6"><text:tab/> <text:s text:c="3"/>return 0; </text:p>
      <text:p text:style-name="P6"><text:tab/>}</text:p>
      <text:p text:style-name="P6"/>
      <text:p text:style-name="P6">23)<text:tab/>int main() </text:p>
      <text:p text:style-name="P6"><text:tab/>{ </text:p>
      <text:p text:style-name="P6"><text:tab/> <text:s text:c="3"/>int a; </text:p>
      <text:p text:style-name="P6"><text:tab/> <text:s text:c="3"/>a = f(10, 3.14); </text:p>
      <text:p text:style-name="P6"><text:tab/> <text:s text:c="3"/>printf("%d\n", a); </text:p>
      <text:p text:style-name="P6"><text:tab/> <text:s text:c="3"/>return 0; </text:p>
      <text:p text:style-name="P6"><text:tab/>} </text:p>
      <text:p text:style-name="P6"><text:tab/>float f(int aa, float bb) </text:p>
      <text:p text:style-name="P6"><text:tab/>{ </text:p>
      <text:p text:style-name="P6"><text:tab/> <text:s text:c="3"/>return ((float)aa + bb); </text:p>
      <text:p text:style-name="P6"><text:tab/>}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24)<text:tab/>#include&lt;stdio.h&gt; </text:p>
      <text:p text:style-name="P6"><text:tab/>int main() </text:p>
      <text:p text:style-name="P6"><text:tab/>{ </text:p>
      <text:p text:style-name="P6"><text:tab/><text:tab/>function(); </text:p>
      <text:p text:style-name="P6"><text:tab/><text:tab/>return <text:s/>0; </text:p>
      <text:p text:style-name="P6"><text:tab/>} </text:p>
      <text:p text:style-name="P6"><text:tab/>void function() </text:p>
      <text:p text:style-name="P6"><text:tab/>{<text:tab/>break; </text:p>
      <text:p text:style-name="P6"><text:tab/><text:tab/>printf("Function in C is awesome"); </text:p>
      <text:p text:style-name="P6"><text:tab/>}</text:p>
      <text:p text:style-name="P6"/>
      <text:p text:style-name="P6">25)<text:tab/>#include&lt;stdio.h&gt;</text:p>
      <text:p text:style-name="P6"><text:tab/><text:span text:style-name="T9">void <text:s/>fun();</text:span></text:p>
      <text:p text:style-name="P6"><text:tab/>int main() </text:p>
      <text:p text:style-name="P6"><text:tab/>{ <text:tab/><text:span text:style-name="T9">int res=fun();</text:span></text:p>
      <text:p text:style-name="P6"><text:tab/><text:tab/><text:span text:style-name="T9">return 0;</text:span></text:p>
      <text:p text:style-name="P6"><text:tab/><text:span text:style-name="T9">}</text:span><text:tab/></text:p>
      <text:p text:style-name="P30"><text:tab/><text:span text:style-name="T9">void fun()</text:span></text:p>
      <text:p text:style-name="P30"><text:tab/><text:span text:style-name="T9">{</text:span></text:p>
      <text:p text:style-name="P30"><text:tab/><text:tab/><text:span text:style-name="T9">int res;</text:span></text:p>
      <text:p text:style-name="P30"><text:tab/><text:tab/><text:span text:style-name="T9">printf(“res=%d\n”,res);</text:span> </text:p>
      <text:p text:style-name="P30"><text:tab/><text:tab/><text:span text:style-name="T9">return 1;</text:span></text:p>
      <text:p text:style-name="P30"><text:tab/><text:tab/><text:span text:style-name="T9">printf(“exit”);</text:span></text:p>
      <text:p text:style-name="P6"><text:tab/>}</text:p>
      <text:p text:style-name="P6"/>
      <text:p text:style-name="P6">26)<text:tab/>#include&lt;stdio.h&gt; </text:p>
      <text:p text:style-name="P6"><text:tab/>int function(); </text:p>
      <text:p text:style-name="P6"><text:tab/>main() </text:p>
      <text:p text:style-name="P6"><text:tab/>{ </text:p>
      <text:p text:style-name="P6"><text:tab/><text:tab/>int i; </text:p>
      <text:p text:style-name="P6"><text:tab/><text:tab/>i = function(); </text:p>
      <text:p text:style-name="P6"><text:tab/><text:tab/>printf("%d", i); </text:p>
      <text:p text:style-name="P6"><text:tab/><text:tab/>return 0; </text:p>
      <text:p text:style-name="P6"><text:tab/>} </text:p>
      <text:p text:style-name="P6"><text:tab/>function() </text:p>
      <text:p text:style-name="P6"><text:tab/>{ </text:p>
      <text:p text:style-name="P6"><text:tab/><text:tab/>int a; </text:p>
      <text:p text:style-name="P6"><text:tab/><text:tab/>a = 250; </text:p>
      <text:p text:style-name="P6"><text:tab/><text:tab/>return 0; </text:p>
      <text:p text:style-name="P6"><text:tab/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27)<text:tab/>#include&lt;stdio.h&gt; </text:p>
      <text:p text:style-name="P6"><text:tab/>int function(); </text:p>
      <text:p text:style-name="P6"><text:tab/>main() </text:p>
      <text:p text:style-name="P6"><text:tab/>{ </text:p>
      <text:p text:style-name="P6"><text:tab/><text:tab/>int i; </text:p>
      <text:p text:style-name="P6"><text:tab/><text:tab/>i = function(); </text:p>
      <text:p text:style-name="P6"><text:tab/><text:tab/>printf("%d", i); </text:p>
      <text:p text:style-name="P6"><text:tab/><text:tab/>return 0; </text:p>
      <text:p text:style-name="P6"><text:tab/>} </text:p>
      <text:p text:style-name="P6"><text:tab/>function() </text:p>
      <text:p text:style-name="P6"><text:tab/>{ </text:p>
      <text:p text:style-name="P6"><text:tab/><text:tab/>int a; </text:p>
      <text:p text:style-name="P6"><text:tab/><text:tab/>a = 250; </text:p>
      <text:p text:style-name="P6"><text:tab/>}</text:p>
      <text:p text:style-name="P6"/>
      <text:p text:style-name="P6">28)<text:tab/>#include&lt;stdio.h&gt; </text:p>
      <text:p text:style-name="P6"><text:tab/>int function(int, int); </text:p>
      <text:p text:style-name="P6"><text:tab/>int main() </text:p>
      <text:p text:style-name="P6"><text:tab/>{ </text:p>
      <text:p text:style-name="P6"><text:tab/><text:tab/>int a = 25, b = 24 + 1, c; </text:p>
      <text:p text:style-name="P6"><text:tab/><text:tab/>printf("%d", function(a, b)); </text:p>
      <text:p text:style-name="P6"><text:tab/><text:tab/>return 0; </text:p>
      <text:p text:style-name="P6"><text:tab/>} </text:p>
      <text:p text:style-name="P6"><text:tab/>int function(int x, int y) </text:p>
      <text:p text:style-name="P6"><text:tab/>{ </text:p>
      <text:p text:style-name="P6"><text:tab/><text:tab/>return (x - (x == y));<text:tab/><text:tab/> </text:p>
      <text:p text:style-name="P6"><text:tab/><text:span text:style-name="T3">}</text:span></text:p>
      <text:p text:style-name="P6"/>
      <text:p text:style-name="P6">29)<text:tab/>#include&lt;stdio.h&gt; </text:p>
      <text:p text:style-name="P6"><text:tab/>int main() </text:p>
      <text:p text:style-name="P6"><text:tab/>{ </text:p>
      <text:p text:style-name="P6"><text:tab/><text:tab/>int num = _a_123(4); </text:p>
      <text:p text:style-name="P6"><text:tab/><text:tab/>printf("%d\n", --num); </text:p>
      <text:p text:style-name="P6"><text:tab/><text:tab/>return 0; </text:p>
      <text:p text:style-name="P6"><text:tab/>} </text:p>
      <text:p text:style-name="P6"><text:tab/>int _a_123(int num) </text:p>
      <text:p text:style-name="P6"><text:tab/>{ </text:p>
      <text:p text:style-name="P6"><text:tab/><text:tab/>return(num++); </text:p>
      <text:p text:style-name="P6"><text:tab/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30)<text:tab/>#include&lt;stdio.h&gt; </text:p>
      <text:p text:style-name="P9"><text:tab/>int main()</text:p>
      <text:p text:style-name="P9"><text:tab/>{ </text:p>
      <text:p text:style-name="P6"><text:tab/>char arr[100]; </text:p>
      <text:p text:style-name="P6"><text:tab/>arr[0] = 'a'; </text:p>
      <text:p text:style-name="P6"><text:tab/>arr[1] = 'b'; </text:p>
      <text:p text:style-name="P6"><text:tab/>arr[2] = 'c'; </text:p>
      <text:p text:style-name="P6"><text:tab/>arr[4] = 'd'; </text:p>
      <text:p text:style-name="P6"><text:tab/>abc(arr); </text:p>
      <text:p text:style-name="P6"><text:tab/>return 0; </text:p>
      <text:p text:style-name="P6"><text:tab/>} </text:p>
      <text:p text:style-name="P9"><text:tab/>abc(char arr[])</text:p>
      <text:p text:style-name="P9"><text:tab/>{ </text:p>
      <text:p text:style-name="P6"><text:tab/>printf("%c", *++arr); </text:p>
      <text:p text:style-name="P6"><text:tab/>printf("%c", *arr++); </text:p>
      <text:p text:style-name="P6"><text:tab/>}</text:p>
      <text:p text:style-name="P6"/>
      <text:p text:style-name="P11">31)<text:tab/>#include&lt;stdio.h&gt; </text:p>
      <text:p text:style-name="P11"><text:tab/>int main() </text:p>
      <text:p text:style-name="P11"><text:tab/>{ </text:p>
      <text:p text:style-name="P11"><text:tab/><text:tab/>int num = returns(sizeof(float)); </text:p>
      <text:p text:style-name="P11"><text:tab/><text:tab/>printf("%d", ++num); </text:p>
      <text:p text:style-name="P11"><text:tab/><text:tab/>return 0; </text:p>
      <text:p text:style-name="P11"><text:tab/>} </text:p>
      <text:p text:style-name="P11"><text:tab/>int returns(int returns) </text:p>
      <text:p text:style-name="P11"><text:tab/>{ </text:p>
      <text:p text:style-name="P11"><text:tab/><text:tab/>returns += 5.01; </text:p>
      <text:p text:style-name="P11"><text:tab/><text:tab/>return(returns); </text:p>
      <text:p text:style-name="P11"><text:tab/>}</text:p>
      <text:p text:style-name="P11"/>
      <text:p text:style-name="P11">32)<text:tab/>#include&lt;stdio.h&gt; </text:p>
      <text:p text:style-name="P11"><text:tab/>void abc(); </text:p>
      <text:p text:style-name="P11"><text:tab/>int *ptr; </text:p>
      <text:p text:style-name="P11"><text:tab/>int main() </text:p>
      <text:p text:style-name="P11"><text:tab/>{ </text:p>
      <text:p text:style-name="P11"><text:tab/><text:tab/>int i, *p = &amp;i; </text:p>
      <text:p text:style-name="P11"><text:tab/><text:tab/>abc(); </text:p>
      <text:p text:style-name="P11"><text:tab/><text:tab/>return 0; </text:p>
      <text:p text:style-name="P11"><text:tab/>} </text:p>
      <text:p text:style-name="P11"><text:tab/>void <text:s/>abc() </text:p>
      <text:p text:style-name="P11"><text:tab/>{ </text:p>
      <text:p text:style-name="P11"><text:tab/><text:tab/>int i = 0; </text:p>
      <text:p text:style-name="P11"><text:tab/><text:tab/>ptr = &amp;i; </text:p>
      <text:p text:style-name="P11"><text:tab/><text:tab/>ptr++; </text:p>
      <text:p text:style-name="P11"><text:tab/><text:tab/>*ptr = 3; </text:p>
      <text:p text:style-name="P11"><text:tab/><text:tab/>printf("C:%d\n", i); </text:p>
      <text:p text:style-name="P11"><text:tab/>}</text:p>
      <text:p text:style-name="P11"/>
      <text:p text:style-name="P11"/>
      <text:p text:style-name="P11"><text:soft-page-break/>33)<text:tab/>#include&lt;stdio.h&gt; </text:p>
      <text:p text:style-name="P11"><text:tab/>char normal[15] = "Ambulance"; </text:p>
      <text:p text:style-name="P11"><text:tab/>char accident[15]; </text:p>
      <text:p text:style-name="P11"><text:tab/>int main() </text:p>
      <text:p text:style-name="P11"><text:tab/>{ </text:p>
      <text:p text:style-name="P11"><text:tab/><text:tab/>swab(normal, accident, strlen(normal +1)); </text:p>
      <text:p text:style-name="P11"><text:tab/><text:tab/>printf ("%s\n", normal); </text:p>
      <text:p text:style-name="P11"><text:tab/><text:tab/>return 0; </text:p>
      <text:p text:style-name="P11"><text:tab/>}</text:p>
      <text:p text:style-name="P11"/>
      <text:p text:style-name="P11">34)<text:tab/>#include&lt;stdio.h&gt; </text:p>
      <text:p text:style-name="P11"><text:tab/>int recursive(int i) </text:p>
      <text:p text:style-name="P11"><text:tab/>{ </text:p>
      <text:p text:style-name="P11"><text:tab/><text:tab/>static int count = 0; </text:p>
      <text:p text:style-name="P11"><text:tab/><text:tab/>count = count + i; </text:p>
      <text:p text:style-name="P11"><text:tab/><text:tab/>return count; </text:p>
      <text:p text:style-name="P11"><text:tab/>} </text:p>
      <text:p text:style-name="P11"><text:tab/>int main() </text:p>
      <text:p text:style-name="P11"><text:tab/>{ </text:p>
      <text:p text:style-name="P11"><text:tab/><text:tab/>int i, j; </text:p>
      <text:p text:style-name="P11"><text:tab/><text:tab/>for (i = 0; i &lt;= 5; i++) </text:p>
      <text:p text:style-name="P11"><text:tab/><text:tab/>j = recursive(i); </text:p>
      <text:p text:style-name="P11"><text:tab/><text:tab/>printf("%d\n", j); </text:p>
      <text:p text:style-name="P11"><text:tab/><text:tab/>return 0; </text:p>
      <text:p text:style-name="P11"><text:tab/>}</text:p>
      <text:p text:style-name="P11"/>
      <text:p text:style-name="P11"/>
      <text:p text:style-name="P11">35)<text:tab/>#include&lt;stdio.h&gt; </text:p>
      <text:p text:style-name="P11"><text:tab/>int num = 5; </text:p>
      <text:p text:style-name="P11"><text:tab/>int main() </text:p>
      <text:p text:style-name="P11"><text:tab/>{ </text:p>
      <text:p text:style-name="P11"><text:tab/><text:tab/>fun(); </text:p>
      <text:p text:style-name="P11"><text:tab/><text:tab/>fun(); </text:p>
      <text:p text:style-name="P11"><text:tab/><text:tab/>return 0; </text:p>
      <text:p text:style-name="P11"><text:tab/>} </text:p>
      <text:p text:style-name="P11"><text:tab/>int fun() </text:p>
      <text:p text:style-name="P11"><text:tab/>{ </text:p>
      <text:p text:style-name="P11"><text:tab/><text:tab/>static int num = 2; </text:p>
      <text:p text:style-name="P11"><text:tab/><text:tab/>printf("%d ",num); </text:p>
      <text:p text:style-name="P11"><text:tab/><text:tab/>num++; </text:p>
      <text:p text:style-name="P11"><text:tab/><text:tab/>return 0; </text:p>
      <text:p text:style-name="P11"><text:tab/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36)<text:tab/>#include&lt;stdio.h&gt; </text:p>
      <text:p text:style-name="P11"><text:tab/>void fun(char *); </text:p>
      <text:p text:style-name="P11"><text:tab/>int main() </text:p>
      <text:p text:style-name="P11"><text:tab/>{ </text:p>
      <text:p text:style-name="P11"><text:tab/><text:tab/>char *string = "function in c"; </text:p>
      <text:p text:style-name="P11"><text:tab/><text:tab/>fun(string); </text:p>
      <text:p text:style-name="P11"><text:tab/><text:tab/>printf("%s", string); </text:p>
      <text:p text:style-name="P11"><text:tab/><text:tab/>return 0; </text:p>
      <text:p text:style-name="P11"><text:tab/>} </text:p>
      <text:p text:style-name="P11"><text:tab/>void fun(char *a) </text:p>
      <text:p text:style-name="P11"><text:tab/>{ </text:p>
      <text:p text:style-name="P11"><text:tab/><text:tab/>while(*a) </text:p>
      <text:p text:style-name="P11"><text:tab/>{ </text:p>
      <text:p text:style-name="P11"><text:tab/><text:tab/>*a += 1; </text:p>
      <text:p text:style-name="P11"><text:tab/><text:tab/>a++; </text:p>
      <text:p text:style-name="P11"><text:tab/>} </text:p>
      <text:p text:style-name="P11"><text:tab/>}</text:p>
      <text:p text:style-name="P11"/>
      <text:p text:style-name="P11"><text:span text:style-name="T4">37)</text:span><text:tab/>#include&lt;stdio.h&gt; </text:p>
      <text:p text:style-name="P11"><text:tab/>void fun(int); </text:p>
      <text:p text:style-name="P11"><text:tab/>int main() { </text:p>
      <text:p text:style-name="P11"><text:tab/><text:tab/>int a = 3; </text:p>
      <text:p text:style-name="P11"><text:tab/><text:tab/>fun(a); </text:p>
      <text:p text:style-name="P11"><text:tab/><text:tab/>return 0; </text:p>
      <text:p text:style-name="P11"><text:tab/>} </text:p>
      <text:p text:style-name="P11"><text:tab/>void fun(int n) </text:p>
      <text:p text:style-name="P11"><text:tab/>{<text:tab/><text:tab/><text:tab/><text:tab/> </text:p>
      <text:p text:style-name="P11"><text:tab/><text:tab/>if (n &gt; 0) </text:p>
      <text:p text:style-name="P11"><text:tab/><text:tab/>{ </text:p>
      <text:p text:style-name="P11"><text:tab/><text:tab/><text:tab/><text:span text:style-name="T10">break;</text:span> </text:p>
      <text:p text:style-name="P11"><text:tab/><text:tab/><text:tab/>printf("%d ", n); </text:p>
      <text:p text:style-name="P11"><text:tab/><text:tab/>}</text:p>
      <text:p text:style-name="P11"><text:tab/>} </text:p>
      <text:p text:style-name="P11"/>
      <text:p text:style-name="P11">38)<text:tab/>#include&lt;stdio.h&gt; </text:p>
      <text:p text:style-name="P11"><text:tab/>int main() </text:p>
      <text:p text:style-name="P11"><text:tab/>{ </text:p>
      <text:p text:style-name="P11"><text:tab/><text:tab/>int *ptr = fun(); </text:p>
      <text:p text:style-name="P11"><text:tab/><text:tab/>printf("%d", *ptr); </text:p>
      <text:p text:style-name="P11"><text:tab/><text:tab/>return 0; </text:p>
      <text:p text:style-name="P11"><text:tab/>} </text:p>
      <text:p text:style-name="P11"><text:tab/>int fun() </text:p>
      <text:p text:style-name="P11"><text:tab/>{ </text:p>
      <text:p text:style-name="P11"><text:tab/><text:tab/>int num = 10; </text:p>
      <text:p text:style-name="P11"><text:tab/><text:tab/>return num; </text:p>
      <text:p text:style-name="P11"><text:tab/>}</text:p>
      <text:p text:style-name="P11"/>
      <text:p text:style-name="P11"><text:soft-page-break/></text:p>
      <text:p text:style-name="P11"/>
      <text:p text:style-name="P11">39)<text:tab/>#include&lt;stdio.h&gt; </text:p>
      <text:p text:style-name="P11"><text:tab/>int main() </text:p>
      <text:p text:style-name="P11"><text:tab/>{ </text:p>
      <text:p text:style-name="P11"><text:tab/><text:tab/>void swap(); </text:p>
      <text:p text:style-name="P11"><text:tab/><text:tab/>int x = 5, y = 10; </text:p>
      <text:p text:style-name="P11"><text:tab/><text:tab/>swap(&amp;x, &amp;y); </text:p>
      <text:p text:style-name="P11"><text:tab/><text:tab/>printf("x = %d y = %d",x,y); </text:p>
      <text:p text:style-name="P11"><text:tab/><text:tab/>return 0; </text:p>
      <text:p text:style-name="P11"><text:tab/>} </text:p>
      <text:p text:style-name="P11"><text:tab/>void swap(int *a, int *b) </text:p>
      <text:p text:style-name="P11"><text:tab/>{ </text:p>
      <text:p text:style-name="P11"><text:tab/><text:tab/>*a ^= *b, *b ^= *a, *a ^= *b; </text:p>
      <text:p text:style-name="P11"><text:tab/>}</text:p>
      <text:p text:style-name="P11"/>
      <text:p text:style-name="P11">40)<text:tab/>#include&lt;stdio.h&gt;</text:p>
      <text:p text:style-name="P11"><text:tab/><text:span text:style-name="T10">int fun(int);</text:span></text:p>
      <text:p text:style-name="P11"><text:tab/>int main() </text:p>
      <text:p text:style-name="P11"><text:tab/>{ </text:p>
      <text:p text:style-name="P11"><text:tab/><text:tab/>int i; </text:p>
      <text:p text:style-name="P11"><text:tab/><text:tab/>i = <text:span text:style-name="T10">fun</text:span>(<text:span text:style-name="T10">i</text:span>); </text:p>
      <text:p text:style-name="P11"><text:tab/><text:tab/>printf("%d", i); </text:p>
      <text:p text:style-name="P11"><text:tab/>int <text:span text:style-name="T10">fun</text:span>(<text:span text:style-name="T10">int i</text:span>) </text:p>
      <text:p text:style-name="P11"><text:tab/>{<text:tab/> </text:p>
      <text:p text:style-name="P11"><text:tab/><text:tab/>int a; </text:p>
      <text:p text:style-name="P11"><text:tab/><text:tab/>a = 5 * 5; </text:p>
      <text:p text:style-name="P11"><text:tab/><text:tab/>return a;<text:tab/><text:tab/><text:tab/> </text:p>
      <text:p text:style-name="P11"><text:tab/>} </text:p>
      <text:p text:style-name="P11"><text:tab/>return 0; </text:p>
      <text:p text:style-name="P11"><text:tab/>}</text:p>
      <text:p text:style-name="P11"/>
      <text:p text:style-name="P11">41)<text:tab/>#include&lt;stdio.h&gt; </text:p>
      <text:p text:style-name="P11"><text:tab/>int swap(int *a, int *b) </text:p>
      <text:p text:style-name="P11"><text:tab/>{ </text:p>
      <text:p text:style-name="P11"><text:tab/><text:tab/>*a = *a + *b; </text:p>
      <text:p text:style-name="P11"><text:tab/><text:tab/>*b = *a - *b; </text:p>
      <text:p text:style-name="P11"><text:tab/><text:tab/>*a = *a - *b; </text:p>
      <text:p text:style-name="P11"><text:tab/>} </text:p>
      <text:p text:style-name="P11"><text:tab/>int main() </text:p>
      <text:p text:style-name="P11"><text:tab/>{ </text:p>
      <text:p text:style-name="P11"><text:tab/><text:tab/>int x = 5, y = 10; </text:p>
      <text:p text:style-name="P11"><text:tab/><text:tab/>swap(&amp;x, &amp;y); </text:p>
      <text:p text:style-name="P11"><text:tab/><text:tab/>printf("%d %d\n", x, y); </text:p>
      <text:p text:style-name="P11"><text:tab/><text:tab/>return 0; </text:p>
      <text:p text:style-name="P11"><text:tab/>}</text:p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>42)<text:tab/>#include &lt;stdio.h&gt; </text:p>
      <text:p text:style-name="P11"><text:tab/> int fooo(void) </text:p>
      <text:p text:style-name="P11"><text:tab/>{ </text:p>
      <text:p text:style-name="P11"><text:tab/> <text:s text:c="3"/>static int num=0; </text:p>
      <text:p text:style-name="P11"><text:tab/> <text:s text:c="3"/>num++; </text:p>
      <text:p text:style-name="P11"><text:tab/> <text:s text:c="3"/>return num; </text:p>
      <text:p text:style-name="P11"><text:tab/>} </text:p>
      <text:p text:style-name="P11"><text:tab/>int main() </text:p>
      <text:p text:style-name="P11"><text:tab/>{ </text:p>
      <text:p text:style-name="P11"><text:tab/> <text:s text:c="3"/>int val; </text:p>
      <text:p text:style-name="P11"><text:tab/> <text:s text:c="3"/>val=fooo(); </text:p>
      <text:p text:style-name="P11"><text:tab/> <text:s text:c="3"/>printf("%d\n",val); </text:p>
      <text:p text:style-name="P11"><text:tab/> <text:s text:c="3"/>val=fooo(); </text:p>
      <text:p text:style-name="P11"><text:tab/> <text:s text:c="3"/>printf("%d\n",val); </text:p>
      <text:p text:style-name="P11"><text:tab/> <text:s text:c="3"/>val=fooo(); </text:p>
      <text:p text:style-name="P11"><text:tab/> <text:s text:c="3"/>printf("%d\n",val); </text:p>
      <text:p text:style-name="P11"><text:tab/> <text:s text:c="3"/>return 0; </text:p>
      <text:p text:style-name="P11"><text:tab/>}</text:p>
      <text:p text:style-name="P11"/>
      <text:p text:style-name="P11">43)<text:tab/>#include &lt;stdio.h&gt; </text:p>
      <text:p text:style-name="P11"><text:tab/>void fun(int a,int b) </text:p>
      <text:p text:style-name="P11"><text:tab/>{ </text:p>
      <text:p text:style-name="P11"><text:tab/> <text:s text:c="3"/>a+=10; </text:p>
      <text:p text:style-name="P11"><text:tab/> <text:s text:c="3"/>b+=10; </text:p>
      <text:p text:style-name="P11"><text:tab/>} </text:p>
      <text:p text:style-name="P11"><text:tab/> </text:p>
      <text:p text:style-name="P12"><text:tab/>int main()</text:p>
      <text:p text:style-name="P12"><text:tab/> { </text:p>
      <text:p text:style-name="P11"><text:tab/> <text:s text:c="3"/>int val1=10; </text:p>
      <text:p text:style-name="P11"><text:tab/> <text:s text:c="3"/>int val2=10; </text:p>
      <text:p text:style-name="P11"><text:tab/> <text:s text:c="3"/>printf("before fun: %d, %d\n",val1,val2); </text:p>
      <text:p text:style-name="P11"><text:tab/> <text:s text:c="3"/>fun(val1,val2); </text:p>
      <text:p text:style-name="P11"><text:tab/> <text:s text:c="3"/>printf("after fun : %d, %d\n",val1,val2); </text:p>
      <text:p text:style-name="P12"><text:tab/> <text:s text:c="3"/>return 0;</text:p>
      <text:p text:style-name="P12"><text:tab/> 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>44)<text:tab/>#include &lt;stdio.h&gt; </text:p>
      <text:p text:style-name="P11"><text:tab/>void fun(int *a,int *b) </text:p>
      <text:p text:style-name="P11"><text:tab/>{ </text:p>
      <text:p text:style-name="P11"><text:tab/> <text:s text:c="3"/>*a+=10; </text:p>
      <text:p text:style-name="P11"><text:tab/> <text:s text:c="3"/>*b+=10; </text:p>
      <text:p text:style-name="P11"><text:tab/>} <text:tab/> </text:p>
      <text:p text:style-name="P11"><text:tab/>int main() </text:p>
      <text:p text:style-name="P11"><text:tab/>{ </text:p>
      <text:p text:style-name="P11"><text:tab/> <text:s text:c="3"/>int val1=10; </text:p>
      <text:p text:style-name="P11"><text:tab/> <text:s text:c="3"/>int val2=10; </text:p>
      <text:p text:style-name="P11"><text:tab/> <text:s text:c="3"/>printf("before fun:%d,%d\n",val1,val2); </text:p>
      <text:p text:style-name="P11"><text:tab/> <text:s text:c="3"/>fun(&amp;val1,&amp;val2); </text:p>
      <text:p text:style-name="P11"><text:tab/> <text:s text:c="3"/>printf("after fun:%d,%d\n",val1,val2); </text:p>
      <text:p text:style-name="P11"><text:tab/> <text:s text:c="3"/>return 0; </text:p>
      <text:p text:style-name="P11"><text:tab/>}</text:p>
      <text:p text:style-name="P11"/>
      <text:p text:style-name="P11">45)<text:tab/>#include &lt;stdio.h&gt; <text:tab/> </text:p>
      <text:p text:style-name="P11"><text:tab/>void fun1(void) </text:p>
      <text:p text:style-name="P11"><text:tab/>{ </text:p>
      <text:p text:style-name="P11"><text:tab/> <text:s text:c="3"/>void fun2(void); <text:s text:c="3"/></text:p>
      <text:p text:style-name="P11"><text:tab/> <text:s text:c="3"/>printf("fun1\n"); </text:p>
      <text:p text:style-name="P11"><text:tab/> <text:s text:c="3"/>fun2(); </text:p>
      <text:p text:style-name="P11"><text:tab/>} </text:p>
      <text:p text:style-name="P11"><text:tab/>int main() </text:p>
      <text:p text:style-name="P11"><text:tab/>{ </text:p>
      <text:p text:style-name="P11"><text:tab/> <text:s/>fun1(); </text:p>
      <text:p text:style-name="P11"><text:tab/> <text:s text:c="3"/>return 0; </text:p>
      <text:p text:style-name="P11"><text:tab/>} </text:p>
      <text:p text:style-name="P11"><text:tab/>void fun2(void) </text:p>
      <text:p text:style-name="P11"><text:tab/>{ </text:p>
      <text:p text:style-name="P11"><text:tab/> printf("fun2\n"); </text:p>
      <text:p text:style-name="P11"><text:tab/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>46)<text:tab/>#include &lt;stdio.h&gt; <text:tab/> </text:p>
      <text:p text:style-name="P11"><text:tab/>void fun1(void) </text:p>
      <text:p text:style-name="P11"><text:tab/>{ </text:p>
      <text:p text:style-name="P11"><text:tab/> <text:s text:c="3"/>void fun2(void); <text:s text:c="4"/></text:p>
      <text:p text:style-name="P11"><text:tab/> <text:s text:c="3"/>printf("\nI am fun1"); </text:p>
      <text:p text:style-name="P11"><text:tab/> <text:s text:c="3"/>fun2(); </text:p>
      <text:p text:style-name="P11"><text:tab/>} </text:p>
      <text:p text:style-name="P11"><text:tab/>int main() </text:p>
      <text:p text:style-name="P11"><text:tab/>{ </text:p>
      <text:p text:style-name="P11"><text:tab/> </text:p>
      <text:p text:style-name="P11"><text:tab/> <text:s text:c="3"/>fun1(); </text:p>
      <text:p text:style-name="P11"><text:tab/> <text:s text:c="3"/>fun2(); </text:p>
      <text:p text:style-name="P11"><text:tab/> <text:s text:c="3"/>return 0; </text:p>
      <text:p text:style-name="P11"><text:tab/>} </text:p>
      <text:p text:style-name="P11"><text:tab/>void fun2(void) </text:p>
      <text:p text:style-name="P11"><text:tab/>{ </text:p>
      <text:p text:style-name="P11"><text:tab/> <text:s text:c="3"/>printf("\nI am fun2"); </text:p>
      <text:p text:style-name="P11"><text:tab/>}</text:p>
      <text:p text:style-name="P11"/>
      <text:p text:style-name="P11">47)<text:tab/>main() </text:p>
      <text:p text:style-name="P11"><text:tab/>{ </text:p>
      <text:p text:style-name="P11"><text:tab/>int x=20; </text:p>
      <text:p text:style-name="P11"><text:tab/>int y=10; </text:p>
      <text:p text:style-name="P11"><text:tab/>swap(x,y); </text:p>
      <text:p text:style-name="P11"><text:tab/>printf("%d %d",y,x+2); </text:p>
      <text:p text:style-name="P11"><text:tab/>} </text:p>
      <text:p text:style-name="P11"><text:tab/>swap(int x,int y) </text:p>
      <text:p text:style-name="P11"><text:tab/>{ </text:p>
      <text:p text:style-name="P11"><text:tab/>int temp; </text:p>
      <text:p text:style-name="P11"><text:tab/>temp =x; </text:p>
      <text:p text:style-name="P11"><text:tab/>x=y; </text:p>
      <text:p text:style-name="P11"><text:tab/>y=temp; </text:p>
      <text:p text:style-name="P11"><text:tab/>}</text:p>
      <text:p text:style-name="P11"/>
      <text:p text:style-name="P11">48)<text:tab/>#include &lt;stdio.h&gt; </text:p>
      <text:p text:style-name="P11"><text:tab/>void display(){ </text:p>
      <text:p text:style-name="P11"><text:tab/> <text:s text:c="3"/>printf("C\n"); </text:p>
      <text:p text:style-name="P11"><text:tab/> <text:s text:c="2"/><text:span text:style-name="T11">return 0;</text:span> </text:p>
      <text:p text:style-name="P11"><text:tab/>} </text:p>
      <text:p text:style-name="P11"><text:tab/>int main(){ </text:p>
      <text:p text:style-name="P11"><text:tab/> <text:s text:c="3"/>printf("Hey\n"); </text:p>
      <text:p text:style-name="P11"><text:tab/> <text:s text:c="3"/>display(); </text:p>
      <text:p text:style-name="P11"><text:tab/> <text:s text:c="3"/>return 0; </text:p>
      <text:p text:style-name="P11"><text:tab/>}</text:p>
      <text:p text:style-name="P11"/>
      <text:p text:style-name="P11"/>
      <text:p text:style-name="P11"><text:soft-page-break/></text:p>
      <text:p text:style-name="P11"/>
      <text:p text:style-name="P11"/>
      <text:p text:style-name="P11">49)<text:tab/>#include &lt;stdio.h&gt; </text:p>
      <text:p text:style-name="P11"><text:tab/>int i = 6; </text:p>
      <text:p text:style-name="P11"><text:tab/>display(){ </text:p>
      <text:p text:style-name="P11"><text:tab/> <text:s text:c="3"/>i = 5; </text:p>
      <text:p text:style-name="P11"><text:tab/>} </text:p>
      <text:p text:style-name="P11"><text:tab/>int main(){ </text:p>
      <text:p text:style-name="P11"><text:tab/> <text:s text:c="3"/>display(); </text:p>
      <text:p text:style-name="P11"><text:tab/> <text:s text:c="3"/>printf("%d\n",i); </text:p>
      <text:p text:style-name="P11"><text:tab/> <text:s text:c="3"/>return 0; </text:p>
      <text:p text:style-name="P11"><text:tab/>}</text:p>
      <text:p text:style-name="P11"/>
      <text:p text:style-name="P11">50)<text:tab/>int fun(int); </text:p>
      <text:p text:style-name="P11"><text:tab/>int main() </text:p>
      <text:p text:style-name="P11"><text:tab/>{ </text:p>
      <text:p text:style-name="P11"><text:tab/> <text:s text:c="3"/>int a; </text:p>
      <text:p text:style-name="P11"><text:tab/> <text:s text:c="3"/>a = fun(3.14); </text:p>
      <text:p text:style-name="P11"><text:tab/> <text:s text:c="3"/>printf("%d\n", a); </text:p>
      <text:p text:style-name="P11"><text:tab/> <text:s text:c="3"/>return 0; </text:p>
      <text:p text:style-name="P11"><text:tab/>} </text:p>
      <text:p text:style-name="P11"><text:tab/>int fun(int aa) </text:p>
      <text:p text:style-name="P11"><text:tab/>{ </text:p>
      <text:p text:style-name="P11"><text:tab/> <text:s text:c="3"/>return ++aa; </text:p>
      <text:p text:style-name="P11"><text:tab/>}</text:p>
      <text:p text:style-name="P11"/>
      <text:p text:style-name="P11">51)<text:tab/>int fun(int *f) </text:p>
      <text:p text:style-name="P11"><text:tab/>{ </text:p>
      <text:p text:style-name="P11"><text:tab/> <text:s text:c="3"/>*f = 10; </text:p>
      <text:p text:style-name="P11"><text:tab/> <text:s text:c="3"/>return 0; </text:p>
      <text:p text:style-name="P11"><text:tab/>} </text:p>
      <text:p text:style-name="P11"><text:tab/>int main() </text:p>
      <text:p text:style-name="P11"><text:tab/>{ </text:p>
      <text:p text:style-name="P11"><text:tab/>const int arr[5] = {1, 2, 3, 4, 5}; </text:p>
      <text:p text:style-name="P11"><text:tab/> <text:s text:c="3"/>printf("arr[3] = %d\n", arr[3]); </text:p>
      <text:p text:style-name="P11"><text:tab/> <text:s text:c="3"/>fun(&amp;arr[3]); </text:p>
      <text:p text:style-name="P11"><text:tab/> <text:s text:c="3"/>printf("arr[3] = %d\n", arr[3]); </text:p>
      <text:p text:style-name="P11"><text:tab/>} </text:p>
      <text:p text:style-name="P11"><text:tab/> 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52)<text:tab/>void fun(int,int); </text:p>
      <text:p text:style-name="P11"><text:tab/>int main() </text:p>
      <text:p text:style-name="P11"><text:tab/>{ <text:s text:c="3"/></text:p>
      <text:p text:style-name="P11"><text:tab/> <text:s text:c="3"/>fun(2, 3); </text:p>
      <text:p text:style-name="P11"><text:tab/> <text:s text:c="3"/>return 0; </text:p>
      <text:p text:style-name="P11"><text:tab/>} </text:p>
      <text:p text:style-name="P11"><text:tab/>void fun(int a, int b) </text:p>
      <text:p text:style-name="P11"><text:tab/>{ </text:p>
      <text:p text:style-name="P11"><text:tab/> <text:s text:c="2"/>int i,s=2; </text:p>
      <text:p text:style-name="P11"><text:tab/> <text:s text:c="3"/>printf("%d,", sizeof(i)); </text:p>
      <text:p text:style-name="P12"><text:tab/> <text:s text:c="3"/>printf(" %d", a*b*s); </text:p>
      <text:p text:style-name="P12"><text:tab/>}</text:p>
      <text:p text:style-name="P12"/>
      <text:p text:style-name="P11">53)<text:tab/>#include &lt;stdio.h&gt; </text:p>
      <text:p text:style-name="P12"><text:tab/>int main() </text:p>
      <text:p text:style-name="P12"><text:tab/>{ </text:p>
      <text:p text:style-name="P12"><text:tab/> <text:s/>void foo(); </text:p>
      <text:p text:style-name="P12"><text:tab/> <text:s text:c="3"/>printf("1 "); </text:p>
      <text:p text:style-name="P12"><text:tab/> <text:s text:c="3"/>return;<text:tab/> </text:p>
      <text:p text:style-name="P11"><text:tab/> <text:s text:c="3"/>foo(); </text:p>
      <text:p text:style-name="P11"><text:tab/>} </text:p>
      <text:p text:style-name="P11"><text:tab/>void foo() </text:p>
      <text:p text:style-name="P12"><text:tab/>{ </text:p>
      <text:p text:style-name="P12"><text:tab/> <text:s text:c="3"/>printf("2 "); </text:p>
      <text:p text:style-name="P12"><text:tab/>}</text:p>
      <text:p text:style-name="P11"/>
      <text:p text:style-name="P13">54)<text:tab/><text:span text:style-name="T5">#include &lt;stdio.h&gt; </text:span></text:p>
      <text:p text:style-name="P19"><text:tab/>int main() </text:p>
      <text:p text:style-name="P19"><text:tab/>{ </text:p>
      <text:p text:style-name="P19"><text:tab/> <text:s text:c="3"/>void foo(), f(); </text:p>
      <text:p text:style-name="P19"><text:tab/> <text:s text:c="3"/>f(); </text:p>
      <text:p text:style-name="P19"><text:tab/>} </text:p>
      <text:p text:style-name="P19"><text:tab/>void foo() </text:p>
      <text:p text:style-name="P19"><text:tab/>{ </text:p>
      <text:p text:style-name="P19"><text:tab/> <text:s text:c="3"/>printf("2 "); </text:p>
      <text:p text:style-name="P19"><text:tab/>} </text:p>
      <text:p text:style-name="P19"><text:tab/>void f() </text:p>
      <text:p text:style-name="P19"><text:tab/>{ </text:p>
      <text:p text:style-name="P19"><text:tab/> <text:s text:c="3"/>printf("1 "); </text:p>
      <text:p text:style-name="P19"><text:s text:c="12"/>foo(); </text:p>
      <text:p text:style-name="P19"><text:tab/>}</text:p>
      <text:p text:style-name="P1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55)<text:span text:style-name="T5"><text:tab/>#include &lt;stdio.h&gt; </text:span></text:p>
      <text:p text:style-name="P19"><text:tab/>int main() </text:p>
      <text:p text:style-name="P19"><text:tab/>{ </text:p>
      <text:p text:style-name="P19"><text:s text:c="15"/>void foo(); </text:p>
      <text:p text:style-name="P19"><text:s text:c="7"/><text:tab/> <text:s text:c="3"/>void f() </text:p>
      <text:p text:style-name="P19"><text:s text:c="15"/>{ </text:p>
      <text:p text:style-name="P19"><text:s text:c="16"/>foo(); </text:p>
      <text:p text:style-name="P19"><text:s text:c="15"/>} </text:p>
      <text:p text:style-name="P19"><text:s text:c="15"/>f(); </text:p>
      <text:p text:style-name="P19"><text:tab/>} </text:p>
      <text:p text:style-name="P19"><text:tab/> void foo() </text:p>
      <text:p text:style-name="P19"><text:tab/>{ </text:p>
      <text:p text:style-name="P19"><text:tab/> <text:s text:c="3"/>printf("2 "); </text:p>
      <text:p text:style-name="P19"><text:tab/> }</text:p>
      <text:p text:style-name="P11"/>
      <text:p text:style-name="P11"/>
      <text:p text:style-name="P13">56)<text:span text:style-name="T5"><text:tab/>#include &lt;stdio.h&gt; </text:span></text:p>
      <text:p text:style-name="P19"><text:tab/>void foo(); </text:p>
      <text:p text:style-name="P19"><text:tab/>int main() </text:p>
      <text:p text:style-name="P19"><text:tab/>{ </text:p>
      <text:p text:style-name="P19"><text:tab/> <text:s text:c="3"/>void foo(); </text:p>
      <text:p text:style-name="P19"><text:tab/> <text:s text:c="3"/>foo(); </text:p>
      <text:p text:style-name="P19"><text:s text:c="12"/>return 0; </text:p>
      <text:p text:style-name="P19"><text:tab/>} </text:p>
      <text:p text:style-name="P19"><text:tab/>void foo() </text:p>
      <text:p text:style-name="P19"><text:tab/>{ </text:p>
      <text:p text:style-name="P19"><text:tab/><text:tab/>printf("2 "); </text:p>
      <text:p text:style-name="P19"><text:tab/>}</text:p>
      <text:p text:style-name="P11"/>
      <text:p text:style-name="P13">57)<text:span text:style-name="T5"><text:tab/>#include &lt;stdio.h&gt; </text:span></text:p>
      <text:p text:style-name="P19"><text:tab/>void foo(); </text:p>
      <text:p text:style-name="P19"><text:tab/>int main() </text:p>
      <text:p text:style-name="P19"><text:tab/>{ </text:p>
      <text:p text:style-name="P19"><text:tab/> <text:s text:c="3"/>void foo(int); </text:p>
      <text:p text:style-name="P19"><text:tab/> <text:s text:c="3"/>foo(1); </text:p>
      <text:p text:style-name="P19"><text:tab/> <text:s text:c="3"/>return 0; </text:p>
      <text:p text:style-name="P19"><text:tab/>} </text:p>
      <text:p text:style-name="P19"><text:tab/>void foo(int i) </text:p>
      <text:p text:style-name="P19"><text:tab/>{ </text:p>
      <text:p text:style-name="P19"><text:tab/> <text:s text:c="3"/>printf("2 "); </text:p>
      <text:p text:style-name="P19"><text:tab/>}</text:p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58)<text:span text:style-name="T5"><text:tab/>#include &lt;stdio.h&gt; </text:span></text:p>
      <text:p text:style-name="P19"><text:tab/>void foo(); </text:p>
      <text:p text:style-name="P19"><text:tab/>int main() </text:p>
      <text:p text:style-name="P19"><text:tab/>{ </text:p>
      <text:p text:style-name="P19"><text:tab/> <text:s text:c="3"/>void foo(int); </text:p>
      <text:p text:style-name="P19"><text:tab/> <text:s text:c="3"/>foo(); </text:p>
      <text:p text:style-name="P19"><text:tab/> <text:s text:c="3"/>return 0; </text:p>
      <text:p text:style-name="P19"><text:tab/>} </text:p>
      <text:p text:style-name="P19"><text:tab/>void foo() </text:p>
      <text:p text:style-name="P19"><text:tab/>{ </text:p>
      <text:p text:style-name="P19"><text:tab/> <text:s text:c="3"/>printf("2 "); </text:p>
      <text:p text:style-name="P19"><text:tab/>}</text:p>
      <text:p text:style-name="P11"/>
      <text:p text:style-name="P13">59)<text:span text:style-name="T5"><text:tab/>#include &lt;stdio.h&gt; </text:span></text:p>
      <text:p text:style-name="P19"><text:tab/>void m() </text:p>
      <text:p text:style-name="P19"><text:tab/>{ </text:p>
      <text:p text:style-name="P19"><text:tab/> <text:s text:c="3"/>printf("hi"); </text:p>
      <text:p text:style-name="P19"><text:tab/>} </text:p>
      <text:p text:style-name="P19"><text:tab/>void main() </text:p>
      <text:p text:style-name="P19"><text:tab/>{ </text:p>
      <text:p text:style-name="P19"><text:tab/> <text:s text:c="3"/>m(); </text:p>
      <text:p text:style-name="P19"><text:tab/>}</text:p>
      <text:p text:style-name="P11"/>
      <text:p text:style-name="P14">60)<text:span text:style-name="T6"><text:tab/>void m(); </text:span></text:p>
      <text:p text:style-name="P20"><text:tab/>void n() </text:p>
      <text:p text:style-name="P20"><text:s text:c="2"/><text:tab/>{ </text:p>
      <text:p text:style-name="P20"><text:tab/><text:tab/>m(); </text:p>
      <text:p text:style-name="P20"/>
      <text:p text:style-name="P20"><text:tab/>} </text:p>
      <text:p text:style-name="P20"><text:s text:c="12"/>void main() </text:p>
      <text:p text:style-name="P20"><text:tab/>{ </text:p>
      <text:p text:style-name="P20"><text:s/><text:tab/><text:tab/>void m() </text:p>
      <text:p text:style-name="P20"><text:tab/><text:tab/>{ </text:p>
      <text:p text:style-name="P20"><text:tab/><text:tab/> <text:s text:c="3"/>printf("hi"); </text:p>
      <text:p text:style-name="P20"/>
      <text:p text:style-name="P20"><text:tab/><text:tab/>} </text:p>
      <text:p text:style-name="P20"><text:s text:c="4"/><text:tab/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61)<text:tab/>#include &lt;stdio.h&gt; </text:p>
      <text:p text:style-name="P11"><text:tab/>void main() </text:p>
      <text:p text:style-name="P11"><text:tab/>{ </text:p>
      <text:p text:style-name="P11"><text:s text:c="12"/>m(); </text:p>
      <text:p text:style-name="P11"><text:s text:c="12"/>void m() </text:p>
      <text:p text:style-name="P11"><text:s text:c="12"/>{ </text:p>
      <text:p text:style-name="P11"><text:s text:c="16"/>printf("hi"); </text:p>
      <text:p text:style-name="P11"/>
      <text:p text:style-name="P11"><text:s text:c="12"/>} </text:p>
      <text:p text:style-name="P11"><text:s text:c="8"/>}</text:p>
      <text:p text:style-name="P11"/>
      <text:p text:style-name="P11">62)<text:tab/>#include &lt;stdio.h&gt; </text:p>
      <text:p text:style-name="P11"><text:tab/>void foo() </text:p>
      <text:p text:style-name="P11"><text:tab/>{ </text:p>
      <text:p text:style-name="P11"><text:tab/> <text:s text:c="3"/>return 1; </text:p>
      <text:p text:style-name="P11"/>
      <text:p text:style-name="P11"><text:tab/>} </text:p>
      <text:p text:style-name="P11"><text:tab/>void main() </text:p>
      <text:p text:style-name="P11"><text:tab/>{ </text:p>
      <text:p text:style-name="P11"><text:tab/> <text:s text:c="4"/>int x = 0; </text:p>
      <text:p text:style-name="P11"><text:tab/> <text:s text:c="4"/>x = foo(); </text:p>
      <text:p text:style-name="P11"><text:s/><text:tab/> <text:s text:c="4"/>printf("%d", x); </text:p>
      <text:p text:style-name="P11"/>
      <text:p text:style-name="P11"><text:tab/>}</text:p>
      <text:p text:style-name="P11"/>
      <text:p text:style-name="P11"/>
      <text:p text:style-name="P11">63)<text:tab/>#include &lt;stdio.h&gt; </text:p>
      <text:p text:style-name="P11"><text:tab/>void main() </text:p>
      <text:p text:style-name="P11"><text:tab/>{ </text:p>
      <text:p text:style-name="P11"><text:tab/> <text:s text:c="3"/>int k = m(); </text:p>
      <text:p text:style-name="P11"><text:tab/> <text:s text:c="3"/>printf("%d", k); </text:p>
      <text:p text:style-name="P11"><text:tab/>} </text:p>
      <text:p text:style-name="P11"><text:tab/>void m() </text:p>
      <text:p text:style-name="P11"><text:tab/>{ </text:p>
      <text:p text:style-name="P11"><text:tab/> <text:s text:c="3"/>printf("hello"); </text:p>
      <text:p text:style-name="P11"><text:tab/>}</text:p>
      <text:p text:style-name="P11"/>
      <text:p text:style-name="P11">64)<text:tab/>#include &lt;stdio.h&gt; </text:p>
      <text:p text:style-name="P11"><text:tab/>int *m() </text:p>
      <text:p text:style-name="P11"><text:tab/>{ </text:p>
      <text:p text:style-name="P11"><text:tab/> <text:s text:c="3"/>int *p = 5; </text:p>
      <text:p text:style-name="P11"><text:tab/> <text:s text:c="3"/>return p; </text:p>
      <text:p text:style-name="P11"><text:tab/>} </text:p>
      <text:p text:style-name="P11"><text:tab/>void main() </text:p>
      <text:p text:style-name="P11"><text:tab/>{ </text:p>
      <text:p text:style-name="P11"><text:tab/> <text:s text:c="3"/>int *k = m(); </text:p>
      <text:p text:style-name="P11"><text:tab/> <text:s text:c="3"/>printf("%d", k); </text:p>
      <text:p text:style-name="P11"/>
      <text:p text:style-name="P11"><text:tab/>}</text:p>
      <text:p text:style-name="P11"><text:soft-page-break/></text:p>
      <text:p text:style-name="P11">65)<text:tab/>#include &lt;stdio.h&gt; </text:p>
      <text:p text:style-name="P11"><text:tab/>int *m(); </text:p>
      <text:p text:style-name="P11"><text:tab/>void main() </text:p>
      <text:p text:style-name="P11"><text:tab/>{ </text:p>
      <text:p text:style-name="P11"><text:tab/> <text:s text:c="3"/>int *k = m(); </text:p>
      <text:p text:style-name="P11"><text:tab/> <text:s text:c="3"/>printf("hello "); </text:p>
      <text:p text:style-name="P11"><text:tab/> <text:s text:c="3"/>printf("%d", k[0]); </text:p>
      <text:p text:style-name="P11"><text:tab/>} </text:p>
      <text:p text:style-name="P11"><text:tab/>int *m() </text:p>
      <text:p text:style-name="P11"><text:tab/>{ </text:p>
      <text:p text:style-name="P11"><text:tab/> <text:s text:c="3"/>int a[2] = {5, 8}; </text:p>
      <text:p text:style-name="P11"><text:tab/> <text:s text:c="3"/>return a; </text:p>
      <text:p text:style-name="P11"><text:tab/>}</text:p>
      <text:p text:style-name="P7"/>
      <text:p text:style-name="P11">66)<text:tab/>#include &lt;stdio.h&gt; </text:p>
      <text:p text:style-name="P11"><text:tab/>int *m(); </text:p>
      <text:p text:style-name="P11"><text:tab/>void main() </text:p>
      <text:p text:style-name="P11"><text:tab/>{ </text:p>
      <text:p text:style-name="P11"><text:tab/> <text:s text:c="3"/>int k = m(); </text:p>
      <text:p text:style-name="P11"><text:tab/> <text:s text:c="3"/>printf("%d", k); </text:p>
      <text:p text:style-name="P11"><text:tab/>} </text:p>
      <text:p text:style-name="P11"><text:tab/>int *m() </text:p>
      <text:p text:style-name="P11"><text:tab/>{ </text:p>
      <text:p text:style-name="P11"><text:tab/> <text:s text:c="3"/>int a[2] = {5, 8}; </text:p>
      <text:p text:style-name="P11"><text:tab/> <text:s text:c="3"/>return a; </text:p>
      <text:p text:style-name="P11"><text:tab/>}</text:p>
      <text:p text:style-name="P7"/>
      <text:p text:style-name="P11">67) <text:s text:c="6"/>#include &lt;stdio.h&gt; </text:p>
      <text:p text:style-name="P11"><text:tab/>void m(int k) </text:p>
      <text:p text:style-name="P11"><text:s text:c="8"/><text:tab/>{ </text:p>
      <text:p text:style-name="P11"><text:tab/>printf("hi"); </text:p>
      <text:p text:style-name="P11"><text:tab/>}<text:tab/> </text:p>
      <text:p text:style-name="P11"><text:tab/>void m(double k) </text:p>
      <text:p text:style-name="P11"><text:tab/>{ </text:p>
      <text:p text:style-name="P11"><text:tab/>printf("hello"); </text:p>
      <text:p text:style-name="P11"><text:s text:c="8"/><text:tab/>} </text:p>
      <text:p text:style-name="P11"><text:tab/>void main() </text:p>
      <text:p text:style-name="P11"><text:tab/>{ </text:p>
      <text:p text:style-name="P11"><text:s text:c="12"/>m(3); </text:p>
      <text:p text:style-name="P11"><text:tab/>}</text:p>
      <text:p text:style-name="P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68)<text:tab/>#include &lt;stdio.h&gt; </text:p>
      <text:p text:style-name="P11"><text:tab/>int foo(); </text:p>
      <text:p text:style-name="P11"><text:tab/>int main() </text:p>
      <text:p text:style-name="P11"><text:tab/>{ </text:p>
      <text:p text:style-name="P11"><text:tab/> <text:s text:c="3"/>int i = foo(); </text:p>
      <text:p text:style-name="P11"/>
      <text:p text:style-name="P11"><text:tab/>} </text:p>
      <text:p text:style-name="P11"><text:tab/>foo() </text:p>
      <text:p text:style-name="P11"><text:tab/>{ </text:p>
      <text:p text:style-name="P11"><text:tab/> <text:s text:c="3"/>printf("2 "); </text:p>
      <text:p text:style-name="P11"><text:tab/> <text:s text:c="3"/>return 2; </text:p>
      <text:p text:style-name="P11"><text:tab/>}</text:p>
      <text:p text:style-name="P7"/>
      <text:p text:style-name="P11">69)<text:tab/>#include &lt;stdio.h&gt; </text:p>
      <text:p text:style-name="P11"><text:tab/>double foo(); </text:p>
      <text:p text:style-name="P11"><text:tab/>int main() </text:p>
      <text:p text:style-name="P11"><text:tab/>{ </text:p>
      <text:p text:style-name="P11"><text:tab/> <text:s text:c="3"/>foo(); </text:p>
      <text:p text:style-name="P24"><text:tab/> <text:s text:c="3"/>return 0; </text:p>
      <text:p text:style-name="P24"><text:tab/>} </text:p>
      <text:p text:style-name="P11"><text:tab/>foo() </text:p>
      <text:p text:style-name="P11"><text:tab/>{ </text:p>
      <text:p text:style-name="P11"><text:tab/> <text:s text:c="3"/>printf("2 "); </text:p>
      <text:p text:style-name="P11"><text:tab/> <text:s text:c="3"/>return 2; </text:p>
      <text:p text:style-name="P11"><text:tab/>}</text:p>
      <text:p text:style-name="P7"/>
      <text:p text:style-name="P11">70)<text:tab/>int x = 5; </text:p>
      <text:p text:style-name="P11"><text:tab/>void main() </text:p>
      <text:p text:style-name="P11"><text:tab/>{ </text:p>
      <text:p text:style-name="P11"><text:tab/><text:tab/>int x = 3; </text:p>
      <text:p text:style-name="P11"><text:tab/><text:tab/>m(); </text:p>
      <text:p text:style-name="P11"><text:tab/><text:tab/>printf("%d\n", x); </text:p>
      <text:p text:style-name="P11"><text:tab/> } </text:p>
      <text:p text:style-name="P11"><text:tab/> void m() </text:p>
      <text:p text:style-name="P11"><text:tab/> { </text:p>
      <text:p text:style-name="P11"><text:tab/><text:tab/>x = 8; </text:p>
      <text:p text:style-name="P11"><text:tab/><text:tab/>n(); </text:p>
      <text:p text:style-name="P7"/>
      <text:p text:style-name="P11"><text:tab/> } </text:p>
      <text:p text:style-name="P11"><text:tab/> void n() </text:p>
      <text:p text:style-name="P11"><text:tab/> { </text:p>
      <text:p text:style-name="P11"/>
      <text:p text:style-name="P11"><text:tab/><text:tab/>printf("%d\n", x); </text:p>
      <text:p text:style-name="P11"/>
      <text:p text:style-name="P11"><text:tab/> <text:s text:c="2"/>}</text:p>
      <text:p text:style-name="P7"/>
      <text:p text:style-name="P7"/>
      <text:p text:style-name="P7"/>
      <text:p text:style-name="P11"/>
      <text:p text:style-name="P11"><text:soft-page-break/>71) <text:s text:c="2"/>#include &lt;stdio.h&gt; </text:p>
      <text:p text:style-name="P11"><text:s text:c="7"/>int x; </text:p>
      <text:p text:style-name="P11"><text:s text:c="8"/>void main() </text:p>
      <text:p text:style-name="P11"><text:s text:c="7"/>{ </text:p>
      <text:p text:style-name="P11"><text:s text:c="9"/>m(); </text:p>
      <text:p text:style-name="P24"><text:s text:c="8"/>printf("%d", x);</text:p>
      <text:p text:style-name="P24"><text:s text:c="7"/>} </text:p>
      <text:p text:style-name="P11"><text:s text:c="7"/>void m() </text:p>
      <text:p text:style-name="P11"><text:s text:c="8"/>{ </text:p>
      <text:p text:style-name="P11"><text:s text:c="12"/>x = 4; </text:p>
      <text:p text:style-name="P11"><text:s text:c="7"/>}</text:p>
      <text:p text:style-name="P7"/>
      <text:p text:style-name="P11">72) <text:s text:c="3"/>#include &lt;stdio.h&gt; </text:p>
      <text:p text:style-name="P11"><text:s text:c="9"/>void first() </text:p>
      <text:p text:style-name="P11"><text:s text:c="7"/>{ </text:p>
      <text:p text:style-name="P11"><text:s text:c="11"/>printf("first"); </text:p>
      <text:p text:style-name="P11"><text:s text:c="8"/>} </text:p>
      <text:p text:style-name="P11"><text:s text:c="8"/>void second() </text:p>
      <text:p text:style-name="P11"><text:s text:c="8"/>{ </text:p>
      <text:p text:style-name="P11"/>
      <text:p text:style-name="P11"><text:s text:c="12"/>first(); </text:p>
      <text:p text:style-name="P11"><text:s text:c="8"/>} </text:p>
      <text:p text:style-name="P11"><text:s text:c="7"/>void third() </text:p>
      <text:p text:style-name="P11"><text:s text:c="8"/>{ </text:p>
      <text:p text:style-name="P11"><text:s text:c="12"/>second(); </text:p>
      <text:p text:style-name="P24"><text:s text:c="8"/>} </text:p>
      <text:p text:style-name="P24"><text:s text:c="8"/>void main() </text:p>
      <text:p text:style-name="P11"><text:s text:c="7"/>{ </text:p>
      <text:p text:style-name="P11"><text:s text:c="12"/>third(); </text:p>
      <text:p text:style-name="P11"><text:s text:c="12"/>return; </text:p>
      <text:p text:style-name="P11"/>
      <text:p text:style-name="P24"><text:s text:c="8"/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4"/>
      <text:p text:style-name="P24"/>
      <text:p text:style-name="P24"/>
      <text:p text:style-name="P24"><text:soft-page-break/>73)<text:tab/>#include &lt;stdio.h&gt; </text:p>
      <text:p text:style-name="P24"><text:tab/>void first() </text:p>
      <text:p text:style-name="P17"><text:tab/>{ </text:p>
      <text:p text:style-name="P17"><text:tab/> <text:s text:c="3"/>printf("first\n"); </text:p>
      <text:p text:style-name="P17"><text:tab/> <text:s text:c="3"/>second(); </text:p>
      <text:p text:style-name="P17"/>
      <text:p text:style-name="P17"><text:tab/>} </text:p>
      <text:p text:style-name="P17"><text:tab/>void second() </text:p>
      <text:p text:style-name="P17"><text:tab/>{</text:p>
      <text:p text:style-name="P17"><text:tab/> <text:s text:c="3"/>first(); </text:p>
      <text:p text:style-name="P17"><text:tab/>} </text:p>
      <text:p text:style-name="P17"><text:tab/>void third() </text:p>
      <text:p text:style-name="P17"><text:tab/>{ </text:p>
      <text:p text:style-name="P17"><text:tab/> <text:s text:c="3"/>second(); </text:p>
      <text:p text:style-name="P17"><text:tab/>} </text:p>
      <text:p text:style-name="P17"><text:tab/>void main() </text:p>
      <text:p text:style-name="P17"><text:tab/>{ </text:p>
      <text:p text:style-name="P17"><text:tab/> <text:s text:c="3"/>third(); </text:p>
      <text:p text:style-name="P17"><text:tab/> <text:s text:c="3"/>return; </text:p>
      <text:p text:style-name="P18"><text:tab/>}</text:p>
      <text:p text:style-name="P18"/>
      <text:p text:style-name="P24">74)<text:tab/>#include &lt;stdio.h&gt; </text:p>
      <text:p text:style-name="P17"><text:tab/>void first() </text:p>
      <text:p text:style-name="P17"><text:tab/>{ </text:p>
      <text:p text:style-name="P17"><text:tab/> <text:s text:c="3"/>printf("first\n"); </text:p>
      <text:p text:style-name="P17"><text:tab/> <text:s text:c="3"/>second(); </text:p>
      <text:p text:style-name="P17"><text:tab/>} </text:p>
      <text:p text:style-name="P17"><text:tab/>void second() </text:p>
      <text:p text:style-name="P17"><text:tab/>{ </text:p>
      <text:p text:style-name="P18"><text:tab/> <text:s text:c="3"/>printf("second\n"); </text:p>
      <text:p text:style-name="P18"><text:tab/> <text:s text:c="3"/>return; </text:p>
      <text:p text:style-name="P17"><text:tab/>} </text:p>
      <text:p text:style-name="P17"><text:tab/>void third() </text:p>
      <text:p text:style-name="P17"><text:tab/>{ </text:p>
      <text:p text:style-name="P17"><text:tab/> <text:s text:c="3"/>second(); </text:p>
      <text:p text:style-name="P17"><text:tab/>} </text:p>
      <text:p text:style-name="P17"><text:tab/>void main() </text:p>
      <text:p text:style-name="P17"><text:tab/>{ </text:p>
      <text:p text:style-name="P18"><text:tab/> <text:s text:c="3"/>third(); </text:p>
      <text:p text:style-name="P18"><text:tab/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11">75)<text:tab/>#include &lt;stdio.h&gt; </text:p>
      <text:p text:style-name="P11"><text:s text:c="8"/><text:tab/>void first() </text:p>
      <text:p text:style-name="P11"><text:s text:c="10"/>{ </text:p>
      <text:p text:style-name="P11"><text:s text:c="13"/>printf("Hello World"); </text:p>
      <text:p text:style-name="P11"><text:s text:c="11"/>} </text:p>
      <text:p text:style-name="P11"><text:tab/>void main() </text:p>
      <text:p text:style-name="P11"><text:tab/>{</text:p>
      <text:p text:style-name="P11"><text:s text:c="12"/>char *p="ashok"; </text:p>
      <text:p text:style-name="P11"><text:s text:c="12"/>p++; </text:p>
      <text:p text:style-name="P11"><text:s text:c="12"/>first();</text:p>
      <text:p text:style-name="P11"><text:s text:c="11"/>}</text:p>
      <text:p text:style-name="P7"/>
      <text:p text:style-name="P11">76)<text:tab/>#include&lt;stdio.h&gt; </text:p>
      <text:p text:style-name="P11"><text:tab/>int fun(int, int); </text:p>
      <text:p text:style-name="P11"><text:tab/>int main() </text:p>
      <text:p text:style-name="P11"><text:tab/>{ </text:p>
      <text:p text:style-name="P11"><text:tab/> <text:s text:c="3"/>printf("%d\n",fun(6, 6)); </text:p>
      <text:p text:style-name="P11"><text:tab/> <text:s text:c="3"/>return 0; </text:p>
      <text:p text:style-name="P11"><text:tab/>} </text:p>
      <text:p text:style-name="P11"><text:tab/>int fun(int a, int b) </text:p>
      <text:p text:style-name="P11"><text:tab/>{ </text:p>
      <text:p text:style-name="P11"><text:tab/> <text:s text:c="2"/>return (a%b==0); </text:p>
      <text:p text:style-name="P11"><text:tab/>}</text:p>
      <text:p text:style-name="P7"/>
      <text:p text:style-name="P11">77)<text:tab/>#include&lt;stdio.h&gt; </text:p>
      <text:p text:style-name="P11"><text:tab/>int fun(int, int); </text:p>
      <text:p text:style-name="P11"><text:tab/>int main() </text:p>
      <text:p text:style-name="P11"><text:tab/>{ </text:p>
      <text:p text:style-name="P11"><text:tab/> <text:s text:c="3"/>printf("%d\n",fun(6, 6)); </text:p>
      <text:p text:style-name="P11"><text:tab/> <text:s text:c="3"/>return 0; </text:p>
      <text:p text:style-name="P11"><text:tab/>} </text:p>
      <text:p text:style-name="P11"><text:tab/>int fun(int a, int b) </text:p>
      <text:p text:style-name="P11"><text:tab/>{ </text:p>
      <text:p text:style-name="P11"><text:tab/> <text:s text:c="2"/>return (!(a*b)!=0); </text:p>
      <text:p text:style-name="P11"><text:tab/>}</text:p>
      <text:p text:style-name="P7"/>
      <text:p text:style-name="P7"/>
      <text:p text:style-name="P11">78)<text:tab/>#include &lt;stdio.h&gt; </text:p>
      <text:p text:style-name="P11"><text:tab/>void main() </text:p>
      <text:p text:style-name="P11"><text:tab/>{ </text:p>
      <text:p text:style-name="P11"><text:tab/><text:tab/>int k = m(); </text:p>
      <text:p text:style-name="P11"><text:tab/><text:tab/>printf("%d\n", ++k); </text:p>
      <text:p text:style-name="P11"><text:s text:c="11"/>} </text:p>
      <text:p text:style-name="P11"><text:s text:c="11"/>void m() </text:p>
      <text:p text:style-name="P11"><text:s text:c="11"/>{ </text:p>
      <text:p text:style-name="P11"><text:tab/><text:tab/>printf("hello50"); </text:p>
      <text:p text:style-name="P11"><text:tab/>}</text:p>
      <text:p text:style-name="P7"><text:soft-page-break/></text:p>
      <text:p text:style-name="P11">79)<text:tab/> <text:s text:c="3"/>#include &lt;stdio.h&gt; </text:p>
      <text:p text:style-name="P11"><text:tab/> <text:s text:c="3"/>int main() </text:p>
      <text:p text:style-name="P11"><text:tab/> <text:s text:c="3"/>{ </text:p>
      <text:p text:style-name="P11"><text:tab/><text:tab/>printf("%d ", 1); </text:p>
      <text:p text:style-name="P11"><text:tab/><text:tab/>goto l1; </text:p>
      <text:p text:style-name="P11"><text:tab/><text:tab/>printf("%d ", 2); </text:p>
      <text:p text:style-name="P11"><text:tab/> <text:s text:c="3"/>} </text:p>
      <text:p text:style-name="P11"><text:tab/> <text:s text:c="3"/>void foo() </text:p>
      <text:p text:style-name="P11"><text:tab/> <text:s text:c="3"/>{ </text:p>
      <text:p text:style-name="P11"><text:tab/><text:tab/>l1: printf("3 ", 3); </text:p>
      <text:p text:style-name="P11"><text:tab/> <text:s text:c="3"/>}</text:p>
      <text:p text:style-name="P7"/>
      <text:p text:style-name="P8"><text:span text:style-name="T1">80)</text:span> <text:s text:c="2"/><text:span text:style-name="T2"><text:tab/> <text:s text:c="4"/>#include &lt;stdio.h&gt; </text:span></text:p>
      <text:p text:style-name="P15"><text:tab/> <text:s text:c="3"/>int foo(); </text:p>
      <text:p text:style-name="P15"><text:tab/> <text:s text:c="3"/>int main() </text:p>
      <text:p text:style-name="P15"><text:tab/> <text:s text:c="3"/>{ </text:p>
      <text:p text:style-name="P15"><text:tab/><text:tab/>int i = foo(); </text:p>
      <text:p text:style-name="P15"><text:tab/> <text:s text:c="3"/>} </text:p>
      <text:p text:style-name="P15"><text:tab/> <text:s text:c="3"/>foo() </text:p>
      <text:p text:style-name="P15"><text:tab/> <text:s text:c="3"/>{ </text:p>
      <text:p text:style-name="P15"><text:tab/><text:tab/>printf("2 "); </text:p>
      <text:p text:style-name="P15"><text:tab/><text:tab/>return 2; </text:p>
      <text:p text:style-name="P15"><text:tab/> <text:s text:c="3"/>}</text:p>
      <text:p text:style-name="P8"/>
      <text:p text:style-name="P15">81)<text:tab/> <text:s text:c="3"/>#include &lt;stdio.h&gt; </text:p>
      <text:p text:style-name="P15"><text:tab/> <text:s text:c="3"/>double foo(); </text:p>
      <text:p text:style-name="P15"><text:tab/> <text:s text:c="3"/>int main() </text:p>
      <text:p text:style-name="P15"><text:tab/> <text:s text:c="3"/>{ </text:p>
      <text:p text:style-name="P15"><text:tab/><text:tab/>foo(); </text:p>
      <text:p text:style-name="P15"><text:tab/><text:tab/>return 0; </text:p>
      <text:p text:style-name="P15"><text:tab/> <text:s text:c="3"/>} </text:p>
      <text:p text:style-name="P15"><text:tab/> <text:s text:c="3"/>foo() </text:p>
      <text:p text:style-name="P15"><text:tab/> <text:s text:c="3"/>{ </text:p>
      <text:p text:style-name="P15"><text:tab/><text:tab/>printf("2 "); </text:p>
      <text:p text:style-name="P15"><text:tab/><text:tab/>return 2; </text:p>
      <text:p text:style-name="P15"><text:tab/> <text:s text:c="3"/>}</text:p>
      <text:p text:style-name="P8"/>
      <text:p text:style-name="P15">82)<text:tab/> <text:s text:c="3"/>#include &lt;stdio.h&gt; </text:p>
      <text:p text:style-name="P15"><text:tab/> <text:s text:c="3"/>int main() </text:p>
      <text:p text:style-name="P15"><text:tab/> <text:s text:c="3"/>{ </text:p>
      <text:p text:style-name="P15"><text:tab/><text:tab/>void foo(); </text:p>
      <text:p text:style-name="P15"><text:tab/><text:tab/>printf("1 "); </text:p>
      <text:p text:style-name="P15"><text:tab/><text:tab/>foo(); </text:p>
      <text:p text:style-name="P15"><text:tab/> <text:s text:c="3"/>} </text:p>
      <text:p text:style-name="P15"><text:tab/> <text:s text:c="3"/>void foo() </text:p>
      <text:p text:style-name="P15"><text:tab/> <text:s text:c="3"/>{ </text:p>
      <text:p text:style-name="P15"><text:tab/><text:tab/>printf("2 "); </text:p>
      <text:p text:style-name="P28"><text:tab/> <text:s text:c="3"/>}</text:p>
      <text:p text:style-name="P28"><text:soft-page-break/>83)<text:tab/> void main() </text:p>
      <text:p text:style-name="P15"><text:tab/> <text:s text:c="3"/>{ </text:p>
      <text:p text:style-name="P15"><text:tab/><text:tab/>m(); </text:p>
      <text:p text:style-name="P15"><text:tab/><text:tab/>m(); </text:p>
      <text:p text:style-name="P15"><text:tab/> <text:s text:c="3"/>} </text:p>
      <text:p text:style-name="P15"><text:tab/> <text:s text:c="3"/>void m() </text:p>
      <text:p text:style-name="P15"><text:tab/> <text:s text:c="3"/>{ </text:p>
      <text:p text:style-name="P15"><text:tab/><text:tab/>int x = 5; </text:p>
      <text:p text:style-name="P15"><text:tab/><text:tab/>x++; </text:p>
      <text:p text:style-name="P15"><text:tab/><text:tab/>printf("%d ", x); </text:p>
      <text:p text:style-name="P15"><text:tab/> <text:s text:c="3"/>}</text:p>
      <text:p text:style-name="P8"/>
      <text:p text:style-name="P15">84)<text:tab/> <text:s text:c="3"/>#include &lt;stdio.h&gt; </text:p>
      <text:p text:style-name="P15"><text:tab/> <text:s text:c="3"/>int x = 5; </text:p>
      <text:p text:style-name="P15"><text:tab/> <text:s text:c="3"/>void main() </text:p>
      <text:p text:style-name="P15"><text:tab/> <text:s text:c="3"/>{ </text:p>
      <text:p text:style-name="P15"><text:tab/><text:tab/>int x = 3; </text:p>
      <text:p text:style-name="P15"><text:tab/><text:tab/>++x; </text:p>
      <text:p text:style-name="P15"><text:tab/><text:tab/>m(); </text:p>
      <text:p text:style-name="P15"><text:tab/><text:tab/>printf("%d\n", ++x); </text:p>
      <text:p text:style-name="P15"><text:tab/> <text:s text:c="3"/>} </text:p>
      <text:p text:style-name="P15"><text:tab/> <text:s text:c="3"/>void m() </text:p>
      <text:p text:style-name="P15"><text:tab/> <text:s text:c="3"/>{ </text:p>
      <text:p text:style-name="P15"><text:tab/><text:tab/>x = 8; </text:p>
      <text:p text:style-name="P15"><text:tab/><text:tab/>++x; </text:p>
      <text:p text:style-name="P15"><text:tab/><text:tab/>n(); </text:p>
      <text:p text:style-name="P15"><text:tab/> <text:s text:c="3"/>} </text:p>
      <text:p text:style-name="P15"><text:tab/> <text:s text:c="3"/>void n() </text:p>
      <text:p text:style-name="P15"><text:tab/> <text:s text:c="3"/>{ </text:p>
      <text:p text:style-name="P15"><text:tab/><text:tab/>printf("%d\n", x); </text:p>
      <text:p text:style-name="P15"><text:tab/> <text:s text:c="3"/>}</text:p>
      <text:p text:style-name="P8"/>
      <text:p text:style-name="P15">85)<text:tab/> <text:s text:c="3"/>#include &lt;stdio.h&gt; </text:p>
      <text:p text:style-name="P15"><text:tab/> <text:s text:c="3"/>int main() </text:p>
      <text:p text:style-name="P15"><text:tab/> <text:s text:c="3"/>{ </text:p>
      <text:p text:style-name="P15"><text:tab/><text:tab/>foo(); </text:p>
      <text:p text:style-name="P15"><text:tab/><text:tab/>foo(); </text:p>
      <text:p text:style-name="P15"><text:tab/> <text:s text:c="3"/>} </text:p>
      <text:p text:style-name="P15"><text:tab/> <text:s text:c="3"/>void foo() </text:p>
      <text:p text:style-name="P15"><text:tab/> <text:s text:c="3"/>{ </text:p>
      <text:p text:style-name="P15"><text:tab/><text:tab/>int i = 11; </text:p>
      <text:p text:style-name="P15"><text:tab/><text:tab/>printf("%d ", i); </text:p>
      <text:p text:style-name="P15"><text:tab/><text:tab/>int j = 12; </text:p>
      <text:p text:style-name="P15"><text:tab/><text:tab/>j = j + 1; </text:p>
      <text:p text:style-name="P15"><text:tab/><text:tab/>printf("%d ", j); </text:p>
      <text:p text:style-name="P15"><text:tab/> <text:s text:c="3"/>} </text:p>
      <text:p text:style-name="P8"/>
      <text:p text:style-name="P8"/>
      <text:p text:style-name="P8"/>
      <text:p text:style-name="P15"><text:soft-page-break/>86)<text:tab/> <text:s text:c="3"/>#include &lt;stdio.h&gt; </text:p>
      <text:p text:style-name="P15"><text:tab/> <text:s text:c="3"/>int *m(); </text:p>
      <text:p text:style-name="P15"><text:tab/> <text:s text:c="3"/>void main() </text:p>
      <text:p text:style-name="P15"><text:tab/> <text:s text:c="3"/>{ </text:p>
      <text:p text:style-name="P15"><text:tab/><text:tab/>int *k = m(); </text:p>
      <text:p text:style-name="P15"><text:tab/><text:tab/>printf("hello "); </text:p>
      <text:p text:style-name="P15"><text:tab/><text:tab/>printf("%d", k++); </text:p>
      <text:p text:style-name="P15"><text:tab/> <text:s text:c="3"/>} </text:p>
      <text:p text:style-name="P15"><text:tab/> <text:s text:c="3"/>int *m() </text:p>
      <text:p text:style-name="P15"><text:tab/> <text:s text:c="3"/>{ </text:p>
      <text:p text:style-name="P15"><text:tab/><text:tab/>int a[2] = {5, 8}; </text:p>
      <text:p text:style-name="P15"><text:tab/><text:tab/>return a; </text:p>
      <text:p text:style-name="P15"><text:tab/> <text:s text:c="3"/>} </text:p>
      <text:p text:style-name="P8"/>
      <text:p text:style-name="P15">87)<text:tab/> <text:s text:c="3"/>#include &lt;stdio.h&gt; </text:p>
      <text:p text:style-name="P15"><text:tab/> <text:s text:c="3"/>void foo(); </text:p>
      <text:p text:style-name="P15"><text:tab/> <text:s text:c="3"/>int main() </text:p>
      <text:p text:style-name="P15"><text:tab/> <text:s text:c="3"/>{ </text:p>
      <text:p text:style-name="P15"><text:tab/><text:tab/>void foo(int); </text:p>
      <text:p text:style-name="P15"><text:tab/><text:tab/>return; </text:p>
      <text:p text:style-name="P15"><text:tab/><text:tab/>foo(); </text:p>
      <text:p text:style-name="P15"><text:tab/><text:tab/>return 0; </text:p>
      <text:p text:style-name="P15"><text:tab/> <text:s text:c="3"/>} </text:p>
      <text:p text:style-name="P15"><text:tab/> <text:s text:c="3"/>void foo() </text:p>
      <text:p text:style-name="P15"><text:tab/> <text:s text:c="3"/>{ </text:p>
      <text:p text:style-name="P15"><text:tab/><text:tab/>printf("2 "); </text:p>
      <text:p text:style-name="P15"><text:tab/> <text:s text:c="3"/>} </text:p>
      <text:p text:style-name="P8"/>
      <text:p text:style-name="P15">88)<text:tab/> <text:s text:c="3"/>#include &lt;stdio.h&gt; </text:p>
      <text:p text:style-name="P15"><text:tab/> <text:s text:c="3"/>void foo(); </text:p>
      <text:p text:style-name="P15"><text:tab/> <text:s text:c="3"/>int main() </text:p>
      <text:p text:style-name="P15"><text:tab/> <text:s text:c="3"/>{ </text:p>
      <text:p text:style-name="P15"><text:tab/><text:tab/>foo(); </text:p>
      <text:p text:style-name="P15"><text:tab/><text:tab/>return; </text:p>
      <text:p text:style-name="P15"><text:tab/><text:tab/>foo(); </text:p>
      <text:p text:style-name="P15"><text:tab/><text:tab/>return 0; </text:p>
      <text:p text:style-name="P15"><text:tab/> <text:s text:c="3"/>} </text:p>
      <text:p text:style-name="P15"><text:tab/> <text:s text:c="3"/>void foo() </text:p>
      <text:p text:style-name="P15"><text:tab/> <text:s text:c="3"/>{ </text:p>
      <text:p text:style-name="P15"><text:tab/><text:tab/>printf("2"); </text:p>
      <text:p text:style-name="P15"><text:tab/> <text:s text:c="3"/>}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text:soft-page-break/>89)<text:tab/> <text:s/>#include&lt;stdio.h&gt; </text:p>
      <text:p text:style-name="P28"><text:tab/> <text:s/>int main()</text:p>
      <text:p text:style-name="P28"><text:s text:c="14"/>{ </text:p>
      <text:p text:style-name="P15"><text:tab/><text:tab/>char arr[100]; </text:p>
      <text:p text:style-name="P15"><text:tab/><text:tab/>arr[0] = 'a'; </text:p>
      <text:p text:style-name="P15"><text:tab/><text:tab/>arr[1] = 'b'; </text:p>
      <text:p text:style-name="P15"><text:tab/><text:tab/>arr[2] = 'c'; </text:p>
      <text:p text:style-name="P15"><text:tab/><text:tab/>arr[4] = 'd'; </text:p>
      <text:p text:style-name="P15"><text:tab/><text:tab/>abc(arr); </text:p>
      <text:p text:style-name="P15"><text:tab/><text:tab/>return 0; </text:p>
      <text:p text:style-name="P15"><text:tab/>} </text:p>
      <text:p text:style-name="P15"><text:tab/>abc(char arr[]){ </text:p>
      <text:p text:style-name="P15"><text:tab/><text:tab/>printf("%c", arr[4]); </text:p>
      <text:p text:style-name="P15"><text:tab/><text:tab/>printf("%c", arr[2]); </text:p>
      <text:p text:style-name="P15"><text:tab/>}</text:p>
      <text:p text:style-name="P8"/>
      <text:p text:style-name="P15">90)<text:tab/>#include&lt;stdio.h&gt; </text:p>
      <text:p text:style-name="P15"><text:tab/>int main() </text:p>
      <text:p text:style-name="P15"><text:tab/>{ </text:p>
      <text:p text:style-name="P15"><text:tab/><text:tab/>int num = returns(sizeof(float)); </text:p>
      <text:p text:style-name="P15"><text:tab/><text:tab/>printf("%d", num%1); </text:p>
      <text:p text:style-name="P15"><text:tab/><text:tab/>return 0; </text:p>
      <text:p text:style-name="P15"><text:tab/>} </text:p>
      <text:p text:style-name="P15"><text:tab/>int returns(int ret<text:span text:style-name="T13">urns</text:span>) </text:p>
      <text:p text:style-name="P15"><text:tab/>{ </text:p>
      <text:p text:style-name="P15"><text:tab/><text:tab/>ret<text:span text:style-name="T13">urns</text:span> += 5.91; </text:p>
      <text:p text:style-name="P15"><text:tab/><text:tab/>return(<text:span text:style-name="T12">6.99</text:span>); </text:p>
      <text:p text:style-name="P15"><text:tab/>}</text:p>
      <text:p text:style-name="P8"/>
      <text:p text:style-name="P15">91) <text:tab/>function cannot be defined inside another function ?</text:p>
      <text:p text:style-name="P8"/>
      <text:p text:style-name="P8"><text:span text:style-name="T2">92) <text:tab/>functions cannot return more than one value at a time</text:span> ?</text:p>
      <text:p text:style-name="P8"/>
      <text:p text:style-name="P15">93)<text:tab/>if return type for a function is not specified, it defaults to int?</text:p>
      <text:p text:style-name="P15"/>
      <text:p text:style-name="P15">94) <text:tab/>functions can be called either by value or reference?</text:p>
      <text:p text:style-name="P15"/>
      <text:p text:style-name="P15">95) <text:tab/>function may have any number of return statements each returning different values?</text:p>
      <text:p text:style-name="P15"/>
      <text:p text:style-name="P15">96) <text:tab/>Functions cannot return a floating point number?</text:p>
      <text:p text:style-name="P15"/>
      <text:p text:style-name="P15">97) <text:tab/>Every Function must return a value?</text:p>
      <text:p text:style-name="P15"/>
      <text:p text:style-name="P15">98)<text:tab/>Maximum number of arguments that a function can take is 12?</text:p>
      <text:p text:style-name="P15"/>
      <text:p text:style-name="P15">99)<text:tab/>In a function two return statements should never occur?</text:p>
      <text:p text:style-name="P15"/>
      <text:p text:style-name="P15">100) <text:tab/>which keyword used to transfer control from a function back to the calling function is ?</text:p>
      <text:p text:style-name="P4"><text:soft-page-break/></text:p>
      <text:p text:style-name="P4">Answers: </text:p>
      <text:p text:style-name="P16">_____________________________________________________________ </text:p>
      <text:p text:style-name="P4"/>
      <text:p text:style-name="P21">1)hihello,8 </text:p>
      <text:p text:style-name="P21">2)25,4 </text:p>
      <text:p text:style-name="P21">3)Hello </text:p>
      <text:p text:style-name="P21">4)<text:span text:style-name="T7">90</text:span></text:p>
      <text:p text:style-name="P21">5)<text:span text:style-name="T7">3</text:span></text:p>
      <text:p text:style-name="P21">6)6,6 </text:p>
      <text:p text:style-name="P21">7)BC </text:p>
      <text:p text:style-name="P21">8)9 </text:p>
      <text:p text:style-name="P21">9)c=10 </text:p>
      <text:p text:style-name="P21">10)1 </text:p>
      <text:p text:style-name="P21">11)chennai infinitely </text:p>
      <text:p text:style-name="P21">12)12,12 </text:p>
      <text:p text:style-name="P21">13)4,3,4,3 </text:p>
      <text:p text:style-name="P21">14)k=38 </text:p>
      <text:p text:style-name="P21">15)144,144 </text:p>
      <text:p text:style-name="P21">16)100 </text:p>
      <text:p text:style-name="P21">17)5 </text:p>
      <text:p text:style-name="P21">18)5.000000 </text:p>
      <text:p text:style-name="P21">19)Functions </text:p>
      <text:p text:style-name="P21">20)compile error </text:p>
      <text:p text:style-name="P21">21)compile error </text:p>
      <text:p text:style-name="P21">22)infinite </text:p>
      <text:p text:style-name="P21">23)compile error </text:p>
      <text:p text:style-name="P21">24)compile error </text:p>
      <text:p text:style-name="P21">25)<text:span text:style-name="T7">compile</text:span> error </text:p>
      <text:p text:style-name="P21">26)0 </text:p>
      <text:p text:style-name="P21">27)1 </text:p>
      <text:p text:style-name="P21">28)24 </text:p>
      <text:p text:style-name="P21">29)3 </text:p>
      <text:p text:style-name="P21">30)bb </text:p>
      <text:p text:style-name="P21">31)10 </text:p>
      <text:p text:style-name="P21">32)C:0 </text:p>
      <text:p text:style-name="P21">33)Ambulance </text:p>
      <text:p text:style-name="P21">34)15 </text:p>
      <text:p text:style-name="P21">35)2 3 </text:p>
      <text:p text:style-name="P21"><text:soft-page-break/>36)compile error </text:p>
      <text:p text:style-name="P21">37)<text:span text:style-name="T7">compile error</text:span> </text:p>
      <text:p text:style-name="P21">38)compile error </text:p>
      <text:p text:style-name="P21">39)x=10 y=5 </text:p>
      <text:p text:style-name="P21">40)<text:span text:style-name="T7">25</text:span> </text:p>
      <text:p text:style-name="P21">41)10 5 </text:p>
      <text:p text:style-name="P21">42)1 2 3 </text:p>
      <text:p text:style-name="P21">43)before fun:10,10 <text:s/>after fun:10,10 </text:p>
      <text:p text:style-name="P21">44)before fun:10,10 <text:s/>after fun:20,20 </text:p>
      <text:p text:style-name="P21">45)fun1 fun2 </text:p>
      <text:p text:style-name="P21">46)compile error </text:p>
      <text:p text:style-name="P21">47)10 22 </text:p>
      <text:p text:style-name="P21">48)<text:span text:style-name="T7">Hey C</text:span></text:p>
      <text:p text:style-name="P21">49)5 </text:p>
      <text:p text:style-name="P21">50)4 </text:p>
      <text:p text:style-name="P21">51)arr[3] = 4 arr[3] = 10 </text:p>
      <text:p text:style-name="P21">52)4,12 </text:p>
      <text:p text:style-name="P21">53)1 </text:p>
      <text:p text:style-name="P21">54)1 2 </text:p>
      <text:p text:style-name="P21">55)2 </text:p>
      <text:p text:style-name="P21">56)2 </text:p>
      <text:p text:style-name="P21">57)2 </text:p>
      <text:p text:style-name="P21">58)compile error </text:p>
      <text:p text:style-name="P21">59)hi </text:p>
      <text:p text:style-name="P21">60)compile error </text:p>
      <text:p text:style-name="P21">61)compile error </text:p>
      <text:p text:style-name="P21">62)compile error </text:p>
      <text:p text:style-name="P21">63)hello 5 </text:p>
      <text:p text:style-name="P21">64)5 </text:p>
      <text:p text:style-name="P21">65)hello Garpage </text:p>
      <text:p text:style-name="P21">66)Garpage </text:p>
      <text:p text:style-name="P21">67)compile error </text:p>
      <text:p text:style-name="P21">68)2 </text:p>
      <text:p text:style-name="P21">69)compile error </text:p>
      <text:p text:style-name="P21">70)8 3 </text:p>
      <text:p text:style-name="P21">71)4 </text:p>
      <text:p text:style-name="P21">72)first </text:p>
      <text:p text:style-name="P21">73)infinite </text:p>
      <text:p text:style-name="P21">74)second </text:p>
      <text:p text:style-name="P21"><text:soft-page-break/>75)Hello World </text:p>
      <text:p text:style-name="P21">76)1 </text:p>
      <text:p text:style-name="P21">77)0 </text:p>
      <text:p text:style-name="P21">78)hello50 8 </text:p>
      <text:p text:style-name="P21">79)compile error </text:p>
      <text:p text:style-name="P21">80)2 </text:p>
      <text:p text:style-name="P21">81)compile error </text:p>
      <text:p text:style-name="P21">82)1 2 </text:p>
      <text:p text:style-name="P21">83)6 6 </text:p>
      <text:p text:style-name="P21">84)9 5 </text:p>
      <text:p text:style-name="P21">85)11 13 11 13 </text:p>
      <text:p text:style-name="P21">86)hello garpage </text:p>
      <text:p text:style-name="P21">87)compile error </text:p>
      <text:p text:style-name="P21">88)2 </text:p>
      <text:p text:style-name="P21">89)d c </text:p>
      <text:p text:style-name="P21">90)0 </text:p>
      <text:p text:style-name="P21">91)true </text:p>
      <text:p text:style-name="P21">92)true </text:p>
      <text:p text:style-name="P21">93)true </text:p>
      <text:p text:style-name="P21">94)true </text:p>
      <text:p text:style-name="P21">95)true </text:p>
      <text:p text:style-name="P21">96)no </text:p>
      <text:p text:style-name="P21">97)no </text:p>
      <text:p text:style-name="P21">98)no </text:p>
      <text:p text:style-name="P21">99)no </text:p>
      <text:p text:style-name="P21">100)return </text:p>
      <text:p text:style-name="P2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08:29:21.570411477</meta:creation-date>
    <meta:generator>LibreOffice/6.0.7.3$Linux_X86_64 LibreOffice_project/00m0$Build-3</meta:generator>
    <dc:date>2020-02-25T16:54:47.465990200</dc:date>
    <meta:editing-duration>PT2H13M35S</meta:editing-duration>
    <meta:editing-cycles>24</meta:editing-cycles>
    <meta:document-statistic meta:table-count="0" meta:image-count="0" meta:object-count="0" meta:page-count="36" meta:paragraph-count="1317" meta:word-count="2539" meta:character-count="17448" meta:non-whitespace-character-count="11661"/>
  </office:meta>
</office:document-meta>
</file>